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.5pt" style:font-size-asian="10.5pt" style:font-size-complex="10.5pt"/>
    </style:style>
    <style:style style:name="P4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00ff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1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12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3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4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15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16" style:family="paragraph" style:parent-style-name="Standard">
      <style:text-properties fo:color="#000000" style:font-name="FreeMono" fo:font-size="10pt" fo:font-weight="normal" style:font-size-asian="10pt" style:font-weight-asian="normal" style:font-name-complex="FreeMono" style:font-size-complex="10pt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2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3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5" style:family="text">
      <style:text-properties fo:color="#000000" style:font-name="FreeMono" fo:font-size="10.5pt" style:font-size-asian="10.5pt" style:font-name-complex="FreeMono" style:font-size-complex="10.5pt"/>
    </style:style>
    <style:style style:name="T6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7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8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9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0" style:family="text">
      <style:text-properties fo:color="#000000" style:font-name="FreeMono" style:font-name-complex="FreeMono"/>
    </style:style>
    <style:style style:name="T11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2" style:family="text">
      <style:text-properties fo:color="#000000" style:font-name="FreeMono" fo:font-weight="normal" style:font-weight-asian="normal" style:font-name-complex="FreeMono" style:font-weight-complex="normal"/>
    </style:style>
    <style:style style:name="T13" style:family="text">
      <style:text-properties fo:color="#000000" style:text-position="sub 65%" style:font-name="FreeMono" fo:font-size="10.5pt" style:font-size-asian="10.5pt" style:font-name-complex="FreeMono" style:font-size-complex="10.5pt"/>
    </style:style>
    <style:style style:name="T14" style:family="text">
      <style:text-properties fo:color="#000000" style:text-position="sub 65%" style:font-name="FreeMono" fo:font-weight="normal" style:font-weight-asian="normal" style:font-name-complex="FreeMono" style:font-weight-complex="normal"/>
    </style:style>
    <style:style style:name="T15" style:family="text">
      <style:text-properties fo:color="#943634" fo:font-size="10.5pt" style:font-size-asian="10.5pt" style:font-size-complex="10.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color="#ff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20" style:family="text">
      <style:text-properties fo:color="#ff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21" style:family="text">
      <style:text-properties fo:color="#ff0000" style:font-name="FreeMono" fo:font-size="10.5pt" style:font-size-asian="10.5pt" style:font-name-complex="FreeMono" style:font-size-complex="10.5pt"/>
    </style:style>
    <style:style style:name="T22" style:family="text">
      <style:text-properties fo:color="#ff0000" style:font-name="FreeMono" fo:font-size="10.5pt" fo:language="en" fo:country="US" style:font-size-asian="10.5pt" style:font-name-complex="FreeMono" style:font-size-complex="10.5pt"/>
    </style:style>
    <style:style style:name="T23" style:family="text">
      <style:text-properties style:use-window-font-color="true" style:font-name="FreeMono" fo:font-size="10.5pt" style:font-size-asian="10.5pt" style:font-name-complex="FreeMono" style:font-size-complex="10.5pt"/>
    </style:style>
    <style:style style:name="T24" style:family="text">
      <style:text-properties style:use-window-font-color="true" style:font-name="FreeMono" fo:font-size="10.5pt" fo:language="en" fo:country="US" style:font-size-asian="10.5pt" style:font-name-complex="FreeMono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7. Acondicionamiento de las gramáticas de atributos</text:p>
      <text:p text:style-name="P5"/>
      <text:p text:style-name="P5"/>
      <text:p text:style-name="P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5"><text:tab/></text:span></text:span></text:p>
      <text:p text:style-name="P11"><text:bookmark-start text:name="__DdeLink__21987_1730890738"/>Declaraciones → Declaracion DeclaracionesRec</text:p>
      <text:p text:style-name="P11"><text:bookmark-start text:name="__DdeLink__10602_375864274"/><text:tab/><text:span text:style-name="T16">Declaracion.nh <text:tab/><text:tab/><text:tab/>= Declaraciones.nh</text:span></text:p>
      <text:p text:style-name="P12"><text:tab/>DeclaracionesRec.nh <text:tab/>= Declaraciones.nh</text:p>
      <text:p text:style-name="P12"><text:tab/>DeclaracionesRec.tsh <text:s/><text:tab/>= </text:p>
      <text:p text:style-name="P12"><text:tab/><text:tab/>inserta(Declaraciones.tsh,Declaracion.id, Declaracion.props)</text:p>
      <text:p text:style-name="P12"><text:tab/>Declaraciones.ts = DeclaracionesRec.ts</text:p>
      <text:p text:style-name="Standard"><text:span text:style-name="Fuente_20_de_20_párrafo_20_predeter."><text:span text:style-name="T1"><text:tab/>Declaraciones.n <text:tab/><text:tab/>= DeclaracionesRec.n</text:span></text:span><text:bookmark-end text:name="__DdeLink__10602_375864274"/></text:p>
      <text:p text:style-name="P11"/>
      <text:p text:style-name="P11">DeclaracionesRec → ';' Declaracion DeclaracionesRec</text:p>
      <text:p text:style-name="P13"><text:span text:style-name="T17"><text:tab/></text:span><text:span text:style-name="T16">DeclaracionesRec1.tsh <text:tab/>= </text:span></text:p>
      <text:p text:style-name="P12"><text:tab/><text:tab/>inserta(DeclaracionesRec0.tsh, Declaracion.id, Declaracion.props)</text:p>
      <text:p text:style-name="P12"><text:tab/>DeclaracionesRec0.ts <text:tab/>= DeclaracionesRec1.ts</text:p>
      <text:p text:style-name="P12"><text:tab/>Declaracion.nh <text:tab/><text:tab/><text:tab/>= DeclaracionesRec0.nh</text:p>
      <text:p text:style-name="P12"><text:tab/><text:span text:style-name="Fuente_20_de_20_párrafo_20_predeter."><text:span text:style-name="T18">DeclaracionesRec1.nh <text:tab/>= max (DeclaracionesRec0.nh, Declaracion.n)</text:span></text:span></text:p>
      <text:p text:style-name="P12"><text:span text:style-name="Fuente_20_de_20_párrafo_20_predeter."><text:span text:style-name="T18"><text:tab/>DeclaracionesRec0.n <text:tab/>= DeclaracionesRec1.n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7">DeclaracionesRec → </text:span></text:span><text:bookmark-start text:name="__DdeLink__7005_1948327631"/><text:span text:style-name="Fuente_20_de_20_párrafo_20_predeter."><text:span text:style-name="T7">λ</text:span></text:span><text:bookmark-end text:name="__DdeLink__7005_1948327631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DeclaracionesRec.ts <text:tab/>= DeclaracionesRec.tsh</text:span></text:span></text:p>
      <text:p text:style-name="Standard"><text:bookmark-end text:name="__DdeLink__21987_1730890738"/><text:span text:style-name="Fuente_20_de_20_párrafo_20_predeter."><text:span text:style-name="T8"><text:tab/></text:span></text:span><text:span text:style-name="Fuente_20_de_20_párrafo_20_predeter."><text:span text:style-name="T4">DeclaracionesRec.n <text:tab/><text:tab/>= DeclaracionesRec.nh</text:span></text:span></text:p>
      <text:p text:style-name="Standard"><text:span text:style-name="Fuente_20_de_20_párrafo_20_predeter."><text:span text:style-name="T7"><text:tab/></text:span></text:span></text:p>
      <text:p text:style-name="P10"/>
      <text:p text:style-name="Standard"><text:span text:style-name="Fuente_20_de_20_párrafo_20_predeter."><text:span text:style-name="T8">(rec izquierdas)</text:span></text:span></text:p>
      <text:p text:style-name="Standard"><text:bookmark-start text:name="__DdeLink__22118_1730890738"/><text:span text:style-name="Fuente_20_de_20_párrafo_20_predeter."><text:span text:style-name="T7">LFParametros → FParametro LFParametrosRec</text:span></text:span></text:p>
      <text:p text:style-name="Standard"><text:span text:style-name="Fuente_20_de_20_párrafo_20_predeter."><text:span text:style-name="T8"><text:tab/>LFParametrosRec.tsh <text:tab/><text:tab/>= </text:span></text:span></text:p>
      <text:p text:style-name="Standard"><text:span text:style-name="Fuente_20_de_20_párrafo_20_predeter."><text:span text:style-name="T8"><text:tab/><text:tab/>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8"><text:tab/>LFParametros.ts <text:tab/><text:tab/><text:tab/>= LFParametrosRec.ts</text:span></text:span></text:p>
      <text:p text:style-name="Standard"><text:span text:style-name="Fuente_20_de_20_párrafo_20_predeter."><text:span text:style-name="T8"><text:tab/>FParametro.nh <text:tab/><text:tab/><text:tab/><text:tab/>= LFParametros.nh</text:span></text:span></text:p>
      <text:p text:style-name="Standard"><text:span text:style-name="Fuente_20_de_20_párrafo_20_predeter."><text:span text:style-name="T8"><text:tab/>LFParametrosRec.nh <text:tab/><text:tab/><text:tab/>= LFParametros.nh</text:span></text:span></text:p>
      <text:p text:style-name="Standard"><text:span text:style-name="Fuente_20_de_20_párrafo_20_predeter."><text:span text:style-name="T8"><text:tab/>LFParametrosRec.parametrosh= FParametro.parametro</text:span></text:span></text:p>
      <text:p text:style-name="Standard"><text:bookmark-end text:name="__DdeLink__7007_1948327631"/><text:span text:style-name="Fuente_20_de_20_párrafo_20_predeter."><text:span text:style-name="T8"><text:tab/>LFParametros.parametros <text:tab/>= LFParametrosRec.parametros</text:span></text:span><text:bookmark-end text:name="__DdeLink__22118_1730890738"/></text:p>
      <text:p text:style-name="Standard"><text:span text:style-name="Fuente_20_de_20_párrafo_20_predeter."><text:span text:style-name="T8"/></text:span></text:p>
      <text:p text:style-name="Standard"><text:bookmark-start text:name="__DdeLink__22132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tsh <text:tab/>= </text:span></text:span></text:p>
      <text:p text:style-name="Standard"><text:span text:style-name="Fuente_20_de_20_párrafo_20_predeter."><text:span text:style-name="T8"><text:tab/><text:tab/>inserta(LFParametrosRec0.tsh, Fparametro.id, FParametro.props)</text:span></text:span></text:p>
      <text:p text:style-name="Standard"><text:span text:style-name="Fuente_20_de_20_párrafo_20_predeter."><text:span text:style-name="T8"><text:tab/>LFParametrosRec0.ts <text:tab/>= LFParametrosRec1.ts</text:span></text:span></text:p>
      <text:p text:style-name="Standard"><text:span text:style-name="Fuente_20_de_20_párrafo_20_predeter."><text:span text:style-name="T8"><text:tab/>FParametro.nh <text:tab/><text:tab/><text:tab/>= LFParametrosRec0.nh</text:span></text:span></text:p>
      <text:p text:style-name="Standard"><text:span text:style-name="Fuente_20_de_20_párrafo_20_predeter."><text:span text:style-name="T8"><text:tab/>LFParametrosRec1.nh <text:tab/>= LFParametrosRec0.nh</text:span></text:span></text:p>
      <text:p text:style-name="Standard"><text:span text:style-name="Fuente_20_de_20_párrafo_20_predeter."><text:span text:style-name="T8"><text:tab/>LFParametrosRec1.parametrosh <text:tab/>= </text:span></text:span></text:p>
      <text:p text:style-name="Standard"><text:span text:style-name="Fuente_20_de_20_párrafo_20_predeter."><text:span text:style-name="T8"><text:tab/><text:tab/>LFParametrosRec0.parametrosh ++ FParametro.parametro</text:span></text:span></text:p>
      <text:p text:style-name="Standard"><text:span text:style-name="Fuente_20_de_20_párrafo_20_predeter."><text:span text:style-name="T8"><text:tab/>LFParametrosRec0.parametros <text:tab/>= LFParametrosRec1.parametros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7">LFParametrosRec → </text:span></text:span><text:bookmark-start text:name="__DdeLink__7009_1948327631"/><text:span text:style-name="Fuente_20_de_20_párrafo_20_predeter."><text:span text:style-name="T7">λ</text:span></text:span><text:bookmark-end text:name="__DdeLink__7009_1948327631"/></text:p>
      <text:p text:style-name="Standard"><text:span text:style-name="Fuente_20_de_20_párrafo_20_predeter."><text:span text:style-name="T8"><text:tab/>LFParametrosRec.ts <text:tab/><text:tab/><text:tab/>= LFParametrosRec.tsh</text:span></text:span></text:p>
      <text:p text:style-name="Standard"><text:span text:style-name="Fuente_20_de_20_párrafo_20_predeter."><text:span text:style-name="T8"><text:tab/>LFParametrosRec.parametros<text:tab/>= LFParametrosRec.parametrosh</text:span></text:span><text:bookmark-end text:name="__DdeLink__22132_1730890738"/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8">(rec. izquierdas)</text:span></text:span></text:p>
      <text:p text:style-name="Standard"><text:bookmark-start text:name="__DdeLink__10605_375864274"/><text:bookmark-start text:name="__DdeLink__22173_1730890738"/><text:soft-page-break/><text:span text:style-name="Fuente_20_de_20_párrafo_20_predeter."><text:span text:style-name="T6">Campos →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.camposh <text:tab/>= [Campo.campo]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.campos <text:tab/><text:tab/>= CamposRec.campos</text:span></text:span></text:p>
      <text:p text:style-name="Standard"><text:span text:style-name="Fuente_20_de_20_párrafo_20_predeter."><text:span text:style-name="T19"><text:tab/>Campo.tsh<text:tab/><text:tab/><text:tab/>= Campos.tsh </text:span></text:span><text:span text:style-name="Fuente_20_de_20_párrafo_20_predeter."><text:span text:style-name="T19">bien</text:span></text:span></text:p>
      <text:p text:style-name="Standard"><text:span text:style-name="Fuente_20_de_20_párrafo_20_predeter."><text:span text:style-name="T19"><text:tab/>CamposRec.tsh<text:tab/><text:tab/>= Campos.tsh </text:span></text:span><text:span text:style-name="Fuente_20_de_20_párrafo_20_predeter."><text:span text:style-name="T19">bien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CamposRec → ';'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1.camposh <text:tab/>= CamposRec0.camposh ++ Campo.campo</text:span></text:span></text:p>
      <text:p text:style-name="Standard"><text:span text:style-name="Fuente_20_de_20_párrafo_20_predeter."><text:span text:style-name="T8"><text:tab/>CamposRec0.campos <text:tab/>= CamposRec1.campos</text:span></text:span></text:p>
      <text:p text:style-name="Standard"><text:span text:style-name="Fuente_20_de_20_párrafo_20_predeter."><text:span text:style-name="T19"><text:tab/>Campo.tsh<text:tab/><text:tab/><text:tab/>= CamposRec0.tsh </text:span></text:span><text:span text:style-name="Fuente_20_de_20_párrafo_20_predeter."><text:span text:style-name="T19">bien</text:span></text:span></text:p>
      <text:p text:style-name="Standard"><text:span text:style-name="Fuente_20_de_20_párrafo_20_predeter."><text:span text:style-name="T19"><text:tab/>CamposRec1.tsh<text:tab/><text:tab/>= CamposRec0.tsh </text:span></text:span><text:span text:style-name="Fuente_20_de_20_párrafo_20_predeter."><text:span text:style-name="T19">bien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6">CamposRec → </text:span></text:span><text:span text:style-name="Fuente_20_de_20_párrafo_20_predeter."><text:span text:style-name="T7">λ</text:span></text:span></text:p>
      <text:p text:style-name="Standard"><text:span text:style-name="Fuente_20_de_20_párrafo_20_predeter."><text:span text:style-name="T8"><text:tab/>CamposRec.campos <text:tab/>= CamposRec.camposh</text:span></text:span><text:bookmark-end text:name="__DdeLink__10605_375864274"/><text:bookmark-end text:name="__DdeLink__22173_1730890738"/></text:p>
      <text:p text:style-name="P11"/>
      <text:p text:style-name="P14"/>
      <text:p text:style-name="P14">7.2. Acondicionamiento de la Gramática para la Comprobación de las Restricciones Contextuales</text:p>
      <text:p text:style-name="P14"><text:bookmark-start text:name="__DdeLink__13872_437054955"/><text:bookmark-end text:name="__DdeLink__13872_437054955"/></text:p>
      <text:p text:style-name="P14"/>
      <text:p text:style-name="P11"><text:bookmark-start text:name="__DdeLink__22030_1730890738"/><text:bookmark-start text:name="__DdeLink__21994_1730890738"/>Declaraciones → Declaracion DeclaracionesRec</text:p>
      <text:p text:style-name="P11"><text:tab/><text:span text:style-name="T16">DeclaracionesRec.errorh <text:tab/>= </text:span></text:p>
      <text:p text:style-name="P12"><text:tab/><text:tab/>Declaracion.error <text:s/>v <text:s/></text:p>
      <text:p text:style-name="P11"><text:span text:style-name="T16"><text:tab/><text:tab/>(existeID(Declaraciones.tsh,Declaracion.id) <text:s/></text:span><text:bookmark-start text:name="__DdeLink__14717_18447185971"/><text:span text:style-name="T16">٨</text:span><text:bookmark-end text:name="__DdeLink__14717_18447185971"/><text:span text:style-name="T16"> <text:tab/><text:tab/><text:tab/><text:tab/><text:tab/><text:tab/><text:tab/><text:tab/>Declaraciones.tsh[Declaracion.id].nivel = Declaraciones.nh)</text:span></text:p>
      <text:p text:style-name="P12"><text:tab/>DeclaracionesRec.pendh <text:tab/>= </text:p>
      <text:p text:style-name="P12"><text:tab/><text:tab/>Declaracion.pend – <text:s/></text:p>
      <text:p text:style-name="P11"><text:span text:style-name="T16"><text:tab/><text:tab/><text:tab/></text:span><text:bookmark-start text:name="__DdeLink__14719_1844718597"/><text:span text:style-name="T16">(si (Declaracion.props.clase = tipo) {Declaracion.id} sino {}</text:span><text:bookmark-end text:name="__DdeLink__14719_1844718597"/></text:p>
      <text:p text:style-name="P11"><text:tab/><text:span text:style-name="T16">Declaraciones.error <text:tab/><text:tab/>= DeclaracionesRec.error </text:span></text:p>
      <text:p text:style-name="P12"><text:tab/>Declaraciones.pend <text:tab/><text:tab/><text:tab/>= DeclaracionesRec.pend</text:p>
      <text:p text:style-name="P11"/>
      <text:p text:style-name="P11">DeclaracionesRec → ';' Declaracion DeclaracionesRec</text:p>
      <text:p text:style-name="P11"><text:tab/><text:span text:style-name="T16">DeclaracionesRec1.errorh <text:tab/>= </text:span></text:p>
      <text:p text:style-name="P12"><text:tab/><text:tab/>DeclaracionesRec0.errorh v </text:p>
      <text:p text:style-name="P12"><text:tab/><text:tab/>Declaracion.error v </text:p>
      <text:p text:style-name="P12"><text:tab/><text:tab/>(existeID(DeclaracionesRec0.tsh,Declaracion.id) <text:s/>٨</text:p>
      <text:p text:style-name="P12"><text:tab/><text:tab/><text:tab/>DeclaracionesRec0.tsh[Declaracion.id].nivel=DeclaracionesRec0.nh)</text:p>
      <text:p text:style-name="P12"><text:tab/>DeclaracionesRec1.pendh <text:tab/>= </text:p>
      <text:p text:style-name="P12"><text:tab/><text:tab/>DeclaracionesRec0.pendh U </text:p>
      <text:p text:style-name="P12"><text:tab/><text:tab/>Declaracion.pend – </text:p>
      <text:p text:style-name="P12"><text:tab/><text:tab/>(si (Declaracion.props.clase = tipo) {Declaracion.id} sino {}</text:p>
      <text:p text:style-name="P12"/>
      <text:p text:style-name="P12"><text:tab/>DeclaracionesRec0.error <text:tab/>= DeclaracionesRec1.error</text:p>
      <text:p text:style-name="P12"><text:tab/>DeclaracionesRec0.pend <text:tab/>= DeclaracionesRec1.pend</text:p>
      <text:p text:style-name="P12"><text:tab/></text:p>
      <text:p text:style-name="P1"><text:span text:style-name="T5">DeclaracionesRec → </text:span><text:bookmark-start text:name="__DdeLink__14721_1844718597"/><text:span text:style-name="Fuente_20_de_20_párrafo_20_predeter."><text:span text:style-name="T5">λ</text:span></text:span><text:bookmark-end text:name="__DdeLink__14721_1844718597"/></text:p>
      <text:p text:style-name="P1"><text:span text:style-name="Fuente_20_de_20_párrafo_20_predeter."><text:span text:style-name="T5"><text:tab/></text:span></text:span><text:span text:style-name="Fuente_20_de_20_párrafo_20_predeter."><text:span text:style-name="T8">DeclaracionesRec.error <text:tab/>= DeclaracionesRec.errorh</text:span></text:span></text:p>
      <text:p text:style-name="P1"><text:span text:style-name="Fuente_20_de_20_párrafo_20_predeter."><text:span text:style-name="T8"><text:tab/>DeclaracionesRec.pend <text:tab/><text:tab/>= </text:span></text:span><text:bookmark-end text:name="__DdeLink__21994_1730890738"/><text:span text:style-name="Fuente_20_de_20_párrafo_20_predeter."><text:span text:style-name="T8">DeclaracionesRec.pendh</text:span></text:span><text:bookmark-end text:name="__DdeLink__22030_1730890738"/></text:p>
      <text:p text:style-name="P14"/>
      <text:p text:style-name="P14"/>
      <text:p text:style-name="Standard"><text:bookmark-start text:name="__DdeLink__22121_1730890738"/><text:span text:style-name="Fuente_20_de_20_párrafo_20_predeter."><text:span text:style-name="T7">LFParametros → FParametro LFParametrosRec</text:span></text:span></text:p>
      <text:p text:style-name="Standard"><text:bookmark-start text:name="__DdeLink__22125_1730890738"/><text:span text:style-name="Fuente_20_de_20_párrafo_20_predeter."><text:span text:style-name="T19"><text:tab/>LFParametros</text:span></text:span><text:span text:style-name="Fuente_20_de_20_párrafo_20_predeter."><text:span text:style-name="T19">Rec</text:span></text:span><text:span text:style-name="Fuente_20_de_20_párrafo_20_predeter."><text:span text:style-name="T19">.errorh <text:tab/>= </text:span></text:span><text:bookmark-end text:name="__DdeLink__22125_1730890738"/></text:p>
      <text:p text:style-name="Standard"><text:bookmark-end text:name="__DdeLink__22121_1730890738"/><text:span text:style-name="Fuente_20_de_20_párrafo_20_predeter."><text:span text:style-name="T20"><text:tab/><text:tab/>Fparametro.error v</text:span></text:span></text:p>
      <text:p text:style-name="Standard"><text:span text:style-name="Fuente_20_de_20_párrafo_20_predeter."><text:span text:style-name="T20"><text:tab/><text:tab/>(exiteID(LFParametros.tsh, Fparametro.id) y</text:span></text:span></text:p>
      <text:p text:style-name="Standard"><text:span text:style-name="Fuente_20_de_20_párrafo_20_predeter."><text:span text:style-name="T20"><text:tab/><text:tab/><text:tab/>LFParametros.tsh[FParametro.id].nivel = LFParametros.nh)</text:span></text:span></text:p>
      <text:p text:style-name="Standard"><text:span text:style-name="Fuente_20_de_20_párrafo_20_predeter."><text:span text:style-name="T20"><text:tab/>LFParametros.error <text:tab/><text:tab/>= LFParametrosRec.error</text:span></text:span></text:p>
      <text:p text:style-name="Standard"><text:span text:style-name="Fuente_20_de_20_párrafo_20_predeter."><text:span text:style-name="T9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errorh<text:tab/>= </text:span></text:span></text:p>
      <text:p text:style-name="Standard"><text:span text:style-name="Fuente_20_de_20_párrafo_20_predeter."><text:span text:style-name="T8"><text:tab/><text:tab/>LFParametrosRec0.errorh v </text:span></text:span></text:p>
      <text:p text:style-name="Standard"><text:span text:style-name="Fuente_20_de_20_párrafo_20_predeter."><text:span text:style-name="T8"><text:tab/><text:tab/>FParametro.error v <text:tab/><text:tab/><text:tab/>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9">٨ <text:tab/><text:tab/><text:tab/><text:tab/><text:tab/></text:span></text:span><text:soft-page-break/><text:span text:style-name="Fuente_20_de_20_párrafo_20_predeter."><text:span text:style-name="T9"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9"><text:tab/>LFParametrosRec0.error <text:tab/>= LFParametrosRec1.erro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etrosRec → </text:span></text:span><text:bookmark-start text:name="__DdeLink__14727_1844718597"/><text:span text:style-name="Fuente_20_de_20_párrafo_20_predeter."><text:span text:style-name="T7">λ</text:span></text:span><text:bookmark-end text:name="__DdeLink__14727_1844718597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.error <text:tab/><text:tab/>= LFParametros.errorh</text:span></text:span><text:bookmark-end text:name="__DdeLink__22137_1730890738"/></text:p>
      <text:p text:style-name="P14"/>
      <text:p text:style-name="P11"/>
      <text:p text:style-name="P11"><text:bookmark-start text:name="__DdeLink__22175_1730890738"/>Campos → Campo CamposRec</text:p>
      <text:p text:style-name="P11"><text:span text:style-name="T16"><text:tab/></text:span><text:span text:style-name="T16">CamposRec.errorh <text:tab/>= Campo.error</text:span></text:p>
      <text:p text:style-name="P11"><text:span text:style-name="T16"><text:tab/></text:span><text:span text:style-name="T16">CamposRec.pendh <text:tab/>= Campo.pend</text:span></text:p>
      <text:p text:style-name="P12"><text:tab/>Campos.error <text:tab/><text:tab/>= CamposRec.error</text:p>
      <text:p text:style-name="P12"><text:tab/>Campos.pend <text:tab/><text:tab/>= CamposRec.pend</text:p>
      <text:p text:style-name="P11">CamposRec → ';' Campo CamposRec</text:p>
      <text:p text:style-name="P12"><text:tab/>CamposRec1.errorh <text:tab/>= </text:p>
      <text:p text:style-name="P12"><text:tab/><text:tab/>CamposRec0.errorh v </text:p>
      <text:p text:style-name="P12"><text:tab/><text:tab/>existeCampo(CamposRec0.camposh, Campo.id)</text:p>
      <text:p text:style-name="P12"><text:tab/>CamposRec1.pendh <text:tab/>= CamposRec0.pendh U Campo.pend</text:p>
      <text:p text:style-name="P12"><text:tab/>CamposRec0.pend <text:tab/><text:tab/>= CamposRec1.pend</text:p>
      <text:p text:style-name="P12"><text:tab/>CamposRec0.error <text:tab/>= CamposRec1.error</text:p>
      <text:p text:style-name="P7"><text:span text:style-name="T10">CamposRec → </text:span><text:span text:style-name="Fuente_20_de_20_párrafo_20_predeter."><text:span text:style-name="T10">λ</text:span></text:span></text:p>
      <text:p text:style-name="P11"><text:tab/><text:span text:style-name="T16">CamposRec.error <text:tab/>= CamposRec.error</text:span></text:p>
      <text:p text:style-name="P12"><text:tab/>CamposRec.pend <text:tab/><text:tab/>= CamposRec.pendh<text:bookmark-end text:name="__DdeLink__22175_1730890738"/></text:p>
      <text:p text:style-name="P11"/>
      <text:p text:style-name="P12"/>
      <text:p text:style-name="P11"><text:bookmark-start text:name="__DdeLink__20818_213522392"/>Instrucciones → Instruccion InstruccionesRec</text:p>
      <text:p text:style-name="P12"><text:tab/>Instruccion.tsh <text:tab/><text:tab/>= Instrucciones.tsh</text:p>
      <text:p text:style-name="P12"><text:tab/>InstrucciónesRec.ts<text:tab/>h <text:tab/>= Instrucciones.tsh</text:p>
      <text:p text:style-name="P12"><text:tab/>InstruccionesRec.errorh= instrucción.error</text:p>
      <text:p text:style-name="P12"><text:tab/>Instrucciones.error <text:tab/>= InstruccionesRec.error</text:p>
      <text:p text:style-name="P11">InstruccionesRec → ; Instruccion InstruccionesRec</text:p>
      <text:p text:style-name="P11"><text:tab/>I<text:span text:style-name="T16">nstruccion.tsh <text:tab/><text:tab/><text:tab/>= InstruccionesRec0.tsh</text:span></text:p>
      <text:p text:style-name="P12"><text:tab/>InstruccionesRec1.tsh <text:tab/><text:tab/>= InstruccionesRec0.tsh</text:p>
      <text:p text:style-name="P12"><text:tab/>InstruccionesRec1.errorh <text:tab/>= </text:p>
      <text:p text:style-name="P12"><text:tab/><text:tab/>Instrucción.error v InstruccionesRec0.errorh</text:p>
      <text:p text:style-name="P12"><text:tab/>InstruccionesRec0.error <text:tab/>= InstruccionesRec1.error</text:p>
      <text:p text:style-name="P11">InstruccionesRec → <text:bookmark-start text:name="__DdeLink__20807_213522392"/>λ<text:bookmark-end text:name="__DdeLink__20807_213522392"/></text:p>
      <text:p text:style-name="P11"><text:bookmark-start text:name="__DdeLink__20334_213522392"/><text:tab/><text:span text:style-name="T16">InstruccionesRec.error <text:tab/>= </text:span><text:bookmark-end text:name="__DdeLink__20334_213522392"/><text:span text:style-name="T16">InstruccionesRec.errorh</text:span><text:bookmark-end text:name="__DdeLink__20818_213522392"/></text:p>
      <text:p text:style-name="P7"><text:span text:style-name="Fuente_20_de_20_párrafo_20_predeter."><text:span text:style-name="T10"/></text:span></text:p>
      <text:p text:style-name="P7"><text:bookmark-start text:name="__DdeLink__20891_213522392"/><text:span text:style-name="Fuente_20_de_20_párrafo_20_predeter."><text:span text:style-name="T10">LAParametros → Expresion LAParametrosRec</text:span></text:span></text:p>
      <text:p text:style-name="P7"><text:span text:style-name="Fuente_20_de_20_párrafo_20_predeter."><text:span text:style-name="T11"><text:tab/>LAParametrosRec.nparametrosh <text:tab/>= 1</text:span></text:span></text:p>
      <text:p text:style-name="P7"><text:span text:style-name="Fuente_20_de_20_párrafo_20_predeter."><text:span text:style-name="T11"><text:tab/>Expresion.tsh <text:tab/><text:tab/><text:tab/><text:tab/><text:tab/>= LAParametros.tsh</text:span></text:span></text:p>
      <text:p text:style-name="P7"><text:span text:style-name="Fuente_20_de_20_párrafo_20_predeter."><text:span text:style-name="T11"><text:tab/>LAParametrosRec.tsh <text:tab/><text:tab/><text:tab/>= LAParametros.tsh</text:span></text:span></text:p>
      <text:p text:style-name="P7"><text:span text:style-name="Fuente_20_de_20_párrafo_20_predeter."><text:span text:style-name="T11"><text:tab/>LAParametrosRec.fparametrosh <text:tab/>= LAParametros.fparametrosh</text:span></text:span></text:p>
      <text:p text:style-name="P7"><text:span text:style-name="Fuente_20_de_20_párrafo_20_predeter."><text:span text:style-name="T11"><text:tab/>LAParametrosRec.errorh <text:tab/><text:tab/>= </text:span></text:span></text:p>
      <text:p text:style-name="P7"><text:span text:style-name="Fuente_20_de_20_párrafo_20_predeter."><text:span text:style-name="T11"><text:tab/><text:tab/>Expresion.error v </text:span></text:span></text:p>
      <text:p text:style-name="P7"><text:span text:style-name="Fuente_20_de_20_párrafo_20_predeter."><text:span text:style-name="T11"><text:tab/><text:tab/>|LAParametros.fparametrosh | &lt; 1 v</text:span></text:span></text:p>
      <text:p text:style-name="P7"><text:span text:style-name="Fuente_20_de_20_párrafo_20_predeter."><text:span text:style-name="T12"><text:tab/><text:tab/>LAParametros.fparametrosh[0].modo = var </text:span></text:span><text:bookmark-start text:name="__DdeLink__14735_1844718597"/><text:span text:style-name="Fuente_20_de_20_párrafo_20_predeter."><text:span text:style-name="T11">٨</text:span></text:span><text:bookmark-end text:name="__DdeLink__14735_1844718597"/><text:span text:style-name="Fuente_20_de_20_párrafo_20_predeter."><text:span text:style-name="T11"> <text:tab/></text:span></text:span></text:p>
      <text:p text:style-name="P7"><text:span text:style-name="Fuente_20_de_20_párrafo_20_predeter."><text:span text:style-name="T11"><text:tab/><text:tab/><text:tab/>Expresion.modo = val </text:span></text:span></text:p>
      <text:p text:style-name="P7"><text:span text:style-name="Fuente_20_de_20_párrafo_20_predeter."><text:span text:style-name="T11"><text:tab/><text:tab/>not compatibles(LAParametros.fparametrosh[0].tipo, Expresion.tipo, <text:tab/><text:tab/><text:tab/>LAParametros.tsh)</text:span></text:span></text:p>
      <text:p text:style-name="P7"><text:span text:style-name="Fuente_20_de_20_párrafo_20_predeter."><text:span text:style-name="T11"><text:tab/>LAParametros.error = LAParametrosRec.error</text:span></text:span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0">LAParametrosRec → ',' Expresion LAParametrosRec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nparametrosh<text:tab/>= LAParametrosRec0.nparametrosh + 1</text:span></text:span></text:p>
      <text:p text:style-name="P7"><text:span text:style-name="Fuente_20_de_20_párrafo_20_predeter."><text:span text:style-name="T12"><text:tab/>Expresion.tsh <text:tab/><text:tab/><text:tab/><text:tab/><text:tab/>= LAParametrosRec0.tsh</text:span></text:span></text:p>
      <text:p text:style-name="P7"><text:span text:style-name="Fuente_20_de_20_párrafo_20_predeter."><text:span text:style-name="T12"><text:tab/>LAParametrosRec1.tsh <text:tab/><text:tab/><text:tab/>= LAParametrosRec0.tsh</text:span></text:span></text:p>
      <text:p text:style-name="P7"><text:span text:style-name="Fuente_20_de_20_párrafo_20_predeter."><text:span text:style-name="T12"><text:tab/>LAParametrosRec1.fparametrosh <text:tab/>= LAParametrosRec0.fparametrosh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errorh <text:tab/><text:tab/>= </text:span></text:span></text:p>
      <text:p text:style-name="P7"><text:span text:style-name="Fuente_20_de_20_párrafo_20_predeter."><text:span text:style-name="T12"><text:tab/><text:tab/>LAParametrosRec0.errorh v <text:s/></text:span></text:span></text:p>
      <text:p text:style-name="P7"><text:span text:style-name="Fuente_20_de_20_párrafo_20_predeter."><text:span text:style-name="T12"><text:tab/><text:tab/>Expresion.error v </text:span></text:span></text:p>
      <text:p text:style-name="P7"><text:span text:style-name="Fuente_20_de_20_párrafo_20_predeter."><text:span text:style-name="T12"><text:tab/><text:tab/>LAParameterosRec1.nparametrosh +1 &gt; |LAParametros.fparametrosh| <text:s/>v<text:tab/><text:tab/>LAParametrosRec1.fparametrosh[LAParametrosRec1.nparametrosh].modo = <text:tab/><text:tab/><text:tab/>var <text:s/></text:span></text:span><text:span text:style-name="Fuente_20_de_20_párrafo_20_predeter."><text:span text:style-name="T11">٨ <text:tab/>Expresion.modo = val v</text:span></text:span></text:p>
      <text:p text:style-name="P7"><text:soft-page-break/><text:span text:style-name="Fuente_20_de_20_párrafo_20_predeter."><text:span text:style-name="T11"><text:tab/><text:tab/>not compatibles(</text:span></text:span></text:p>
      <text:p text:style-name="P7"><text:span text:style-name="Fuente_20_de_20_párrafo_20_predeter."><text:span text:style-name="T11"><text:tab/><text:tab/>LAParametrosRec1.fparametrosh[LAParametrosRec1.nparametrosh].tipo, <text:tab/><text:tab/><text:tab/><text:tab/>Expresion.tipo, LAParametrosRec1.tsh</text:span></text:span></text:p>
      <text:p text:style-name="P7"><text:span text:style-name="Fuente_20_de_20_párrafo_20_predeter."><text:span text:style-name="T11"><text:tab/>LAParametrosRec0.error = LAParametrosRec1.error</text:span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0">LAParametrosRec → λ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.error <text:tab/><text:tab/><text:tab/><text:tab/>= LAParametrosRec.errorh</text:span></text:span><text:bookmark-end text:name="__DdeLink__20891_213522392"/></text:p>
      <text:p text:style-name="P11"/>
      <text:p text:style-name="P12">(factorización y rec. a izquierdas)</text:p>
      <text:p text:style-name="P11"><text:bookmark-start text:name="__DdeLink__28853_213522392"/>Mem → id MemRec</text:p>
      <text:p text:style-name="P12"><text:tab/>MemRec.tsh <text:tab/><text:tab/>= Mem.tsh</text:p>
      <text:p text:style-name="P12"><text:tab/>MemRec.tipoh <text:tab/>= </text:p>
      <text:p text:style-name="P11"><text:span text:style-name="T16"><text:tab/><text:tab/>si existe(MemRec</text:span>.<text:span text:style-name="T16">tsh, id.lex)</text:span></text:p>
      <text:p text:style-name="P12"><text:tab/><text:tab/><text:tab/>si Mem.tsh[id.lex].clase = var</text:p>
      <text:p text:style-name="P12"><text:tab/><text:tab/><text:tab/><text:tab/>ref!(Mem.tsh[id.lex].tipo,Mem.tsh)</text:p>
      <text:p text:style-name="P12"><text:tab/><text:tab/><text:tab/>sino &lt;t:error&gt;</text:p>
      <text:p text:style-name="P12"><text:tab/><text:tab/>sino </text:p>
      <text:p text:style-name="P12"><text:tab/><text:tab/><text:tab/>&lt;t:error&gt;</text:p>
      <text:p text:style-name="P12"><text:tab/>Mem.tipo = MemRec.tipo</text:p>
      <text:p text:style-name="P11"/>
      <text:p text:style-name="P11">MemRec → ^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(MemRec0.tipo.t = puntero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bookmark-start text:name="__DdeLink__14745_1844718597"/><text:tab/>MemRec0.tipo <text:tab/>= MemRec1.tipo<text:bookmark-end text:name="__DdeLink__14745_1844718597"/></text:p>
      <text:p text:style-name="P12"><text:tab/></text:p>
      <text:p text:style-name="P11">MemRec → [Expresion]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array AND Expresion.tipo.t = num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tab/>MemRec0.tipo <text:tab/>= MemRec1.tipo</text:p>
      <text:p text:style-name="P11"/>
      <text:p text:style-name="P11">MemRec → .id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rec</text:p>
      <text:p text:style-name="P12"><text:tab/><text:tab/><text:tab/>si campo?(MemRec0.tipo.campos, id.lex)</text:p>
      <text:p text:style-name="P12"><text:tab/><text:tab/><text:tab/><text:tab/>ref!(MemRec0.tipo.campos[id.lex].tipo, MemRec0.tsh)</text:p>
      <text:p text:style-name="P12"><text:tab/><text:tab/><text:tab/>sino </text:p>
      <text:p text:style-name="P12"><text:tab/><text:tab/><text:tab/><text:tab/>&lt;t:error&gt;</text:p>
      <text:p text:style-name="P12"><text:tab/>MemRec0.tipo = MemRec1.tipo</text:p>
      <text:p text:style-name="P11"/>
      <text:p text:style-name="P11">MemRec → λ</text:p>
      <text:p text:style-name="P12"><text:tab/>MemRec.tipo = MemRec.tipoh<text:bookmark-end text:name="__DdeLink__28853_213522392"/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2">(factorización)</text:span></text:span></text:p>
      <text:p text:style-name="P7"><text:bookmark-start text:name="__DdeLink__28902_213522392"/><text:span text:style-name="Fuente_20_de_20_párrafo_20_predeter."><text:span text:style-name="T10">Expresion → ExpresiónNiv1 ExpresiónFact</text:span></text:span></text:p>
      <text:p text:style-name="P13"><text:tab/>ExpresionFact.tipoh <text:tab/>= ExpresionNiv1.tipo</text:p>
      <text:p text:style-name="P13"><text:tab/>ExpresionNiv1.tsh <text:tab/><text:tab/>= Expresion.tsh</text:p>
      <text:p text:style-name="P8"><text:span text:style-name="Fuente_20_de_20_párrafo_20_predeter."><text:span text:style-name="T8"><text:tab/>ExpresionFact.tsh <text:tab/><text:tab/>= Expresion.tsh</text:span></text:span></text:p>
      <text:p text:style-name="P13"><text:tab/>Expresion.tipo <text:tab/><text:tab/><text:tab/>= ExpresionFact.tipo</text:p>
      <text:p text:style-name="P13"><text:tab/>Expresion.modo<text:tab/><text:tab/><text:tab/>= ExpresionFact.modo</text:p>
      <text:p text:style-name="P13"><text:tab/>ExpresionFact.modoh <text:tab/>= ExpresionNiv1.modo</text:p>
      <text:p text:style-name="P8"><text:span text:style-name="Fuente_20_de_20_párrafo_20_predeter."><text:span text:style-name="T8"/></text:span></text:p>
      <text:p text:style-name="P7"><text:span text:style-name="Fuente_20_de_20_párrafo_20_predeter."><text:span text:style-name="T10">ExpresionFact → OpNiv0 ExpresionNiv1</text:span></text:span></text:p>
      <text:p text:style-name="P9"><text:span text:style-name="Fuente_20_de_20_párrafo_20_predeter."><text:span text:style-name="T12"><text:tab/>ExpresionNiv1.tsh <text:tab/><text:tab/>= ExpresionFact.tsh</text:span></text:span></text:p>
      <text:p text:style-name="P13"><text:tab/><text:bookmark-start text:name="__DdeLink__28909_213522392"/>ExpresionFact.tipo <text:tab/><text:tab/>= </text:p>
      <text:p text:style-name="P13"><text:soft-page-break/><text:tab/><text:tab/>si <text:tab/>(ExpresionFact.tipoh = &lt;t:error&gt; v </text:p>
      <text:p text:style-name="P13"><text:tab/><text:tab/><text:tab/>ExpresionNiv1.tipo = &lt;t:error&gt;) v</text:p>
      <text:p text:style-name="P13"><text:tab/><text:tab/> <text:tab/>(ExpresionFact.tipoh = <text:bookmark-start text:name="__DdeLink__14752_1844718597"/>&lt;t:<text:bookmark-end text:name="__DdeLink__14752_1844718597"/>character&gt; v </text:p>
      <text:p text:style-name="P13"><text:tab/><text:tab/><text:tab/>ExpresionNiv1.tipo =/= &lt;t:character&gt;) v</text:p>
      <text:p text:style-name="P13"><text:tab/><text:tab/><text:tab/>( ExpresionFact.tipoh =/= &lt;t:character&gt; ᴧ </text:p>
      <text:p text:style-name="P13"><text:tab/><text:tab/><text:tab/><text:tab/>ExpresionNiv1.tipo = &lt;t:character&gt;)</text:p>
      <text:p text:style-name="P13"><text:tab/><text:tab/><text:tab/>(ExpresionFact.tipoh = &lt;t:boolean&gt; ᴧ </text:p>
      <text:p text:style-name="P13"><text:tab/><text:tab/><text:tab/><text:tab/>ExpresionNiv1.tipo =/= &lt;t:boolean&gt;) v</text:p>
      <text:p text:style-name="P13"><text:tab/><text:bookmark-end text:name="__DdeLink__28902_213522392"/><text:tab/><text:tab/>(ExpresionFact.tipoh =/= &lt;t:boolean&gt; ᴧ </text:p>
      <text:p text:style-name="P13"><text:tab/><text:tab/><text:tab/><text:tab/>ExpresionNiv1.tipo = &lt;t:boolean&gt;))</text:p>
      <text:p text:style-name="P13"><text:tab/><text:tab/><text:tab/><text:tab/>&lt;t:error&gt;</text:p>
      <text:p text:style-name="P13"><text:tab/><text:tab/>sino <text:s/></text:p>
      <text:p text:style-name="P13"><text:tab/><text:tab/><text:tab/>&lt;t:boolean&gt;</text:p>
      <text:p text:style-name="P9"><text:span text:style-name="Fuente_20_de_20_párrafo_20_predeter."><text:span text:style-name="T12"><text:tab/>ExpresionFact.modo <text:tab/><text:tab/>= val</text:span></text:span></text:p>
      <text:p text:style-name="P9"><text:bookmark-end text:name="__DdeLink__28909_213522392"/><text:span text:style-name="Fuente_20_de_20_párrafo_20_predeter."><text:span text:style-name="T12"/></text:span></text:p>
      <text:p text:style-name="P7"><text:bookmark-start text:name="__DdeLink__28917_213522392"/><text:span text:style-name="Fuente_20_de_20_párrafo_20_predeter."><text:span text:style-name="T10">ExpresionFact → λ</text:span></text:span></text:p>
      <text:p text:style-name="P7"><text:bookmark-start text:name="__DdeLink__28915_213522392"/><text:span text:style-name="Fuente_20_de_20_párrafo_20_predeter."><text:span text:style-name="T12"><text:tab/>ExpresionFact.modo <text:tab/><text:tab/>= ExpresionFact.modoh</text:span></text:span></text:p>
      <text:p text:style-name="P7"><text:span text:style-name="Fuente_20_de_20_párrafo_20_predeter."><text:span text:style-name="T12"><text:tab/>ExpresionFact.tipo <text:tab/><text:tab/>= ExpresionFact.tipoh</text:span></text:span><text:bookmark-end text:name="__DdeLink__28917_213522392"/><text:bookmark-end text:name="__DdeLink__28915_213522392"/></text:p>
      <text:p text:style-name="P13"/>
      <text:p text:style-name="P15"/>
      <text:p text:style-name="P16">(eliminamos la recursión a izquierdas)</text:p>
      <text:p text:style-name="P11"><text:bookmark-start text:name="__DdeLink__28939_213522392"/>ExpresiónNiv1 → ExpresiónNiv2 ExpresionNiv1Rec</text:p>
      <text:p text:style-name="P13"><text:tab/>ExpresionNiv2.tsh <text:tab/><text:tab/>= ExpresionNiv1.tsh</text:p>
      <text:p text:style-name="Standard"><text:span text:style-name="Fuente_20_de_20_párrafo_20_predeter."><text:span text:style-name="T8"><text:tab/>ExpresionNiv1Rec.tsh <text:tab/>= ExpresionNiv1.tsh</text:span></text:span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h = ExpresiónNiv2.tipo.</text:span></text:span></text:p>
      <text:p text:style-name="Standard"><text:span text:style-name="Fuente_20_de_20_párrafo_20_predeter."><text:span text:style-name="T5"><text:tab/>ExpresionNiv1Rec.modoh = ExpresionNiv2.modo</text:span></text:span></text:p>
      <text:p text:style-name="P13"><text:tab/>ExpresionNiv1.tipo <text:tab/><text:tab/>= ExpresiónNiv1Rec.tipo</text:p>
      <text:p text:style-name="P13"><text:tab/>ExpresionNiv1.modo<text:tab/><text:tab/>= ExpresionNiv1Rec.modo</text:p>
      <text:p text:style-name="P13"/>
      <text:p text:style-name="P11">ExpresiónNiv1Rec → OpNiv1 ExpresiónNiv2 ExpresiónNiv1Rec</text:p>
      <text:p text:style-name="Standard"><text:span text:style-name="Fuente_20_de_20_párrafo_20_predeter."><text:span text:style-name="T5"><text:tab/>ExpresionNiv2.tsh <text:tab/><text:tab/><text:tab/>= ExpresionNiv1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P4"><text:span text:style-name="Fuente_20_de_20_párrafo_20_predeter."><text:span text:style-name="T12"><text:tab/>ExpresionNiv1Rec</text:span></text:span><text:span text:style-name="Fuente_20_de_20_párrafo_20_predeter."><text:span text:style-name="T14">1</text:span></text:span><text:span text:style-name="Fuente_20_de_20_párrafo_20_predeter."><text:span text:style-name="T12">.tsh <text:tab/><text:tab/>= ExpresionNiv1Rec</text:span></text:span><text:span text:style-name="Fuente_20_de_20_párrafo_20_predeter."><text:span text:style-name="T14">o</text:span></text:span><text:span text:style-name="Fuente_20_de_20_párrafo_20_predeter."><text:span text:style-name="T12">.tsh</text:span></text:span></text:p>
      <text:p text:style-name="P4"><text:span text:style-name="Fuente_20_de_20_párrafo_20_predeter."><text:span text:style-name="T12"><text:tab/>ExpresionNiv1Rec1.modoh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3_1844718597"/><text:span text:style-name="Fuente_20_de_20_párrafo_20_predeter."><text:span text:style-name="T5">&lt;t:</text:span></text:span><text:bookmark-end text:name="__DdeLink__14763_1844718597"/><text:span text:style-name="Fuente_20_de_20_párrafo_20_predeter."><text:span text:style-name="T5">error&gt; v </text:span></text:span></text:p>
      <text:p text:style-name="Standard"><text:span text:style-name="Fuente_20_de_20_párrafo_20_predeter."><text:span text:style-name="T5"><text:tab/><text:tab/><text:tab/>ExpresionNiv2.tipo = &lt;t:error&gt; v</text:span></text:span></text:p>
      <text:p text:style-name="Standard"><text:span text:style-name="Fuente_20_de_20_párrafo_20_predeter."><text:span text:style-name="T5"><text:tab/><text:tab/> <text:s text:c="3"/>ExpresionNiv1Rec</text:span></text:span><text:span text:style-name="Fuente_20_de_20_párrafo_20_predeter."><text:span text:style-name="T13">o</text:span></text:span><text:span text:style-name="Fuente_20_de_20_párrafo_20_predeter."><text:span text:style-name="T5">.tipoh = &lt;t:character&gt; v </text:span></text:span></text:p>
      <text:p text:style-name="Standard"><text:span text:style-name="Fuente_20_de_20_párrafo_20_predeter."><text:span text:style-name="T5"><text:tab/><text:tab/><text:tab/>ExpresionNiv2.tipo = &lt;t:character&gt; v</text:span></text:span></text:p>
      <text:p text:style-name="Standard"><text:span text:style-name="Fuente_20_de_20_párrafo_20_predeter."><text:span text:style-name="T5"><text:tab/><text:tab/> <text:s text:c="2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2.tipo =/= &lt;t:boolean&gt;) v</text:span></text:span></text:p>
      <text:p text:style-name="Standard"><text:span text:style-name="Fuente_20_de_20_párrafo_20_predeter."><text:span text:style-name="T5"><text:tab/> <text:s text:c="5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/= </text:span></text:span><text:bookmark-start text:name="__DdeLink__14767_1844718597"/><text:span text:style-name="Fuente_20_de_20_párrafo_20_predeter."><text:span text:style-name="T5">&lt;t:</text:span></text:span><text:bookmark-end text:name="__DdeLink__14767_1844718597"/><text:span text:style-name="Fuente_20_de_20_párrafo_20_predeter."><text:span text:style-name="T5">boolean&gt; ᴧ </text:span></text:span></text:p>
      <text:p text:style-name="Standard"><text:span text:style-name="Fuente_20_de_20_párrafo_20_predeter."><text:span text:style-name="T5"><text:tab/><text:tab/><text:tab/><text:tab/>ExpresionNiv2.tipo = &lt;t:boolean&gt;))</text:span></text:span></text:p>
      <text:p text:style-name="P3"><text:span text:style-name="T10"><text:tab/><text:tab/><text:tab/><text:tab/></text:span><text:span text:style-name="Fuente_20_de_20_párrafo_20_predeter."><text:span text:style-name="T10">&lt;t:</text:span></text:span><text:span text:style-name="T10">error</text:span><text:bookmark-start text:name="__DdeLink__14765_1844718597"/><text:span text:style-name="T10">&gt;</text:span><text:bookmark-end text:name="__DdeLink__14765_1844718597"/></text:p>
      <text:p text:style-name="P13"><text:tab/><text:tab/>sino </text:p>
      <text:p text:style-name="P13"><text:tab/><text:tab/><text:tab/>case (OpNiv1.op)</text:p>
      <text:p text:style-name="P13"><text:tab/><text:tab/><text:tab/><text:tab/>suma,resta:</text:p>
      <text:p text:style-name="Standard"><text:span text:style-name="Fuente_20_de_20_párrafo_20_predeter."><text:span text:style-name="T5"><text:tab/><text:tab/><text:tab/> <text:s text:c="6"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2.tipo = &lt;t:float&gt;)</text:span></text:span></text:p>
      <text:p text:style-name="P3"><text:span text:style-name="T10"><text:tab/><text:tab/><text:tab/><text:tab/><text:tab/><text:tab/><text:tab/></text:span><text:span text:style-name="Fuente_20_de_20_párrafo_20_predeter."><text:span text:style-name="T10">&lt;t:</text:span></text:span><text:span text:style-name="T10">float&gt;</text:span></text:p>
      <text:p text:style-name="Standard"><text:span text:style-name="Fuente_20_de_20_párrafo_20_predeter."><text:span text:style-name="T5"><text:tab/><text:tab/><text:tab/> <text:s text:c="6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2.tipo = &lt;t:integer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integer&gt;</text:span></text:p>
      <text:p text:style-name="Standard"><text:span text:style-name="Fuente_20_de_20_párrafo_20_predeter."><text:span text:style-name="T5"><text:tab/><text:tab/><text:tab/> <text:s text:c="5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2.tipo = &lt;t:natural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natural&gt;</text:span></text:p>
      <text:p text:style-name="P13"><text:tab/><text:tab/><text:tab/> <text:s text:c="4"/><text:tab/>sino </text:p>
      <text:p text:style-name="P13"><text:tab/><text:tab/><text:tab/><text:tab/><text:tab/><text:tab/>&lt;t:error&gt;</text:p>
      <text:p text:style-name="P13"><text:tab/><text:tab/><text:tab/><text:tab/>o: <text:s/></text:p>
      <text:p text:style-name="Standard"><text:span text:style-name="Fuente_20_de_20_párrafo_20_predeter."><text:span text:style-name="T5"><text:tab/><text:tab/><text:tab/><text:tab/><text:tab/>si 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2.tipo = &lt;t:boolean&gt;)</text:span></text:span></text:p>
      <text:p text:style-name="P3"><text:span text:style-name="T10"><text:tab/><text:tab/><text:tab/><text:tab/> <text:s text:c="3"/><text:tab/><text:tab/></text:span><text:span text:style-name="Fuente_20_de_20_párrafo_20_predeter."><text:span text:style-name="T10">&lt;t:</text:span></text:span><text:span text:style-name="T10">boolean&gt;</text:span></text:p>
      <text:p text:style-name="P13"><text:tab/><text:tab/><text:tab/> <text:s text:c="7"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&gt;</text:span></text:p>
      <text:p text:style-name="Standard"><text:soft-page-break/><text:span text:style-name="Fuente_20_de_20_párrafo_20_predeter."><text:span text:style-name="T21"><text:tab/><text:tab/></text:span></text:span><text:span text:style-name="Fuente_20_de_20_párrafo_20_predeter."><text:span text:style-name="T23"><text:tab/><text:tab/>or:</text:span></text:span></text:p>
      <text:p text:style-name="Standard"><text:span text:style-name="Fuente_20_de_20_párrafo_20_predeter."><text:span text:style-name="T23"><text:tab/><text:tab/><text:tab/><text:tab/><text:tab/>si <text:tab/>(ExpresionNiv1Rec0.tipoh = &lt;t:boolean&gt; y</text:span></text:span></text:p>
      <text:p text:style-name="Standard"><text:span text:style-name="Fuente_20_de_20_párrafo_20_predeter."><text:span text:style-name="T23"><text:tab/><text:tab/><text:tab/><text:tab/><text:tab/><text:tab/>ExpresionNiv2.tipo = &lt;t:boolean&gt;)</text:span></text:span></text:p>
      <text:p text:style-name="Standard"><text:span text:style-name="Fuente_20_de_20_párrafo_20_predeter."><text:span text:style-name="T23"><text:tab/><text:tab/><text:tab/><text:tab/><text:tab/><text:tab/>&lt;t:boolean&gt;</text:span></text:span></text:p>
      <text:p text:style-name="Standard"><text:span text:style-name="Fuente_20_de_20_párrafo_20_predeter."><text:span text:style-name="T23"><text:tab/><text:tab/><text:tab/><text:tab/><text:tab/>sino</text:span></text:span></text:p>
      <text:p text:style-name="Standard"><text:span text:style-name="Fuente_20_de_20_párrafo_20_predeter."><text:span text:style-name="T23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l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1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P13"/>
      <text:p text:style-name="P11">ExpresionNiv1Rec → λ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 <text:tab/><text:tab/>= ExpresionNiv1Rec.tipoh</text:span></text:span></text:p>
      <text:p text:style-name="Standard"><text:span text:style-name="Fuente_20_de_20_párrafo_20_predeter."><text:span text:style-name="T5"><text:tab/>ExpresionNiv1Rec.modo <text:tab/><text:tab/>= ExpresionNiv1Rec.modoh</text:span></text:span><text:bookmark-end text:name="__DdeLink__28939_213522392"/></text:p>
      <text:p text:style-name="P15"/>
      <text:p text:style-name="P13"/>
      <text:p text:style-name="P11"/>
      <text:p text:style-name="P12">(eliminamos la recursión a izquierdas)</text:p>
      <text:p text:style-name="P11"><text:bookmark-start text:name="__DdeLink__28969_213522392"/>ExpresiónNiv2 → ExpresionNiv3 ExpresiónNiv2Rec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2Rec.tipoh <text:tab/>= ExpresiónNiv3.tipo</text:span></text:span></text:p>
      <text:p text:style-name="P13"><text:tab/>ExpresionNiv3.tsh <text:tab/><text:tab/><text:tab/>= ExpresionNiv2.tsh</text:p>
      <text:p text:style-name="P13"><text:tab/>ExpresionNiv2Rec.tsh <text:tab/><text:tab/>= ExpresionNiv2.tsh</text:p>
      <text:p text:style-name="P13"><text:tab/>ExpresionNiv2Rec.modoh <text:tab/>= ExpresionNiv3.modo</text:p>
      <text:p text:style-name="P13"><text:tab/>ExpresionNiv2.tipo <text:tab/><text:tab/><text:tab/>= ExpresiónNiv2Rec.tipo</text:p>
      <text:p text:style-name="P13"/>
      <text:p text:style-name="P11">ExpresiónNiv2Rec → OpNiv2 ExpresiónNiv3 ExpresiónNiv2Rec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sh 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3.tsh <text:tab/>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2Rec1.modoh <text:tab/>= val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9_1844718597"/><text:span text:style-name="Fuente_20_de_20_párrafo_20_predeter."><text:span text:style-name="T5">&lt;t:</text:span></text:span><text:bookmark-end text:name="__DdeLink__14769_1844718597"/><text:span text:style-name="Fuente_20_de_20_párrafo_20_predeter."><text:span text:style-name="T5">error</text:span></text:span><text:bookmark-start text:name="__DdeLink__14771_1844718597"/><text:span text:style-name="Fuente_20_de_20_párrafo_20_predeter."><text:span text:style-name="T5">&gt;</text:span></text:span><text:bookmark-end text:name="__DdeLink__14771_1844718597"/><text:span text:style-name="Fuente_20_de_20_párrafo_20_predeter."><text:span text:style-name="T5"> v </text:span></text:span></text:p>
      <text:p text:style-name="Standard"><text:span text:style-name="Fuente_20_de_20_párrafo_20_predeter."><text:span text:style-name="T5"><text:tab/><text:tab/><text:tab/>ExpresionNiv3.tipo = &lt;t:error&gt; v</text:span></text:span></text:p>
      <text:p text:style-name="Standard"><text:span text:style-name="Fuente_20_de_20_párrafo_20_predeter."><text:span text:style-name="T5"><text:s text:c="11"/><text:tab/>ExpresionNiv2Rec</text:span></text:span><text:span text:style-name="Fuente_20_de_20_párrafo_20_predeter."><text:span text:style-name="T13">o.</text:span></text:span><text:span text:style-name="Fuente_20_de_20_párrafo_20_predeter."><text:span text:style-name="T5">tipoh = &lt;t:character&gt; v </text:span></text:span></text:p>
      <text:p text:style-name="Standard"><text:span text:style-name="Fuente_20_de_20_párrafo_20_predeter."><text:span text:style-name="T5"><text:tab/><text:tab/><text:tab/>ExpresionNiv3.tipo = &lt;t:character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3.tipo =/= &lt;t:boolean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/= &lt;t:boolean&gt; ᴧ </text:span></text:span></text:p>
      <text:p text:style-name="Standard"><text:span text:style-name="Fuente_20_de_20_párrafo_20_predeter."><text:span text:style-name="T5"><text:tab/><text:tab/><text:tab/><text:tab/>ExpresionNiv3.tipo = &lt;t:boolean&gt;))</text:span></text:span></text:p>
      <text:p text:style-name="P3"><text:span text:style-name="T10"><text:tab/><text:tab/> <text:s text:c="2"/><text:tab/></text:span><text:span text:style-name="Fuente_20_de_20_párrafo_20_predeter."><text:span text:style-name="T10">&lt;t:</text:span></text:span><text:span text:style-name="T10">error</text:span><text:span text:style-name="Fuente_20_de_20_párrafo_20_predeter."><text:span text:style-name="T10">&gt;</text:span></text:span></text:p>
      <text:p text:style-name="P13"><text:tab/><text:tab/>sino </text:p>
      <text:p text:style-name="P13"><text:tab/><text:tab/><text:tab/>case (OpNiv2.op)</text:p>
      <text:p text:style-name="P13"><text:tab/><text:tab/><text:tab/><text:tab/>multiplica,divide:</text:p>
      <text:p text:style-name="Standard"><text:span text:style-name="Fuente_20_de_20_párrafo_20_predeter."><text:span text:style-name="T5"><text:tab/><text:tab/><text:tab/> <text:s text:c="6"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3.tipo = &lt;t:float&gt;)</text:span></text:span></text:p>
      <text:p text:style-name="P13"><text:tab/><text:tab/><text:tab/><text:tab/> <text:s text:c="3"/><text:tab/>&lt;t:float&gt;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3.tipo = &lt;t:integer&gt;)</text:span></text:span></text:p>
      <text:p text:style-name="P3"><text:span text:style-name="T10"><text:tab/><text:tab/><text:tab/><text:tab/><text:tab/><text:tab/><text:tab/><text:tab/></text:span><text:span text:style-name="Fuente_20_de_20_párrafo_20_predeter."><text:span text:style-name="T10">&lt;t:</text:span></text:span><text:span text:style-name="T10">integer</text:span>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3.tipo= &lt;t:natural&gt;)</text:span></text:span></text:p>
      <text:p text:style-name="P3"><text:span text:style-name="T10"><text:tab/><text:tab/><text:tab/><text:tab/> <text:s/><text:tab/><text:tab/><text:tab/><text:tab/>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modulo:</text:p>
      <text:p text:style-name="P3"><text:span text:style-name="T10"><text:tab/><text:tab/><text:tab/> <text:s text:c="5"/><text:tab/>si <text:tab/>(ExpresionNiv3.tipo = 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text:span text:style-name="T10"> ᴧ</text:span></text:p>
      <text:p text:style-name="Standard"><text:span text:style-name="Fuente_20_de_20_párrafo_20_predeter."><text:span text:style-name="T5"><text:tab/><text:tab/><text:tab/><text:tab/><text:tab/>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 &lt;t:natural&gt; v <text:tab/><text:tab/><text:tab/><text:tab/><text:tab/><text:tab/><text:tab/><text:tab/><text:tab/><text:tab/>ExpresionNiv2Rec0.tipoh= &lt;t:integer&gt;))<text:tab/></text:span></text:span></text:p>
      <text:p text:style-name="Standard"><text:span text:style-name="Fuente_20_de_20_párrafo_20_predeter."><text:span text:style-name="T5"><text:tab/><text:tab/><text:tab/><text:tab/> <text:s text:c="5"/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h</text:span></text:span></text:p>
      <text:p text:style-name="P13"><text:tab/><text:tab/><text:tab/> <text:s text:c="6"/><text:tab/>sino <text:s text:c="4"/>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y: <text:s/></text:p>
      <text:p text:style-name="Standard"><text:span text:style-name="Fuente_20_de_20_párrafo_20_predeter."><text:span text:style-name="T5"><text:tab/><text:tab/><text:tab/> <text:s text:c="6"/><text:tab/>si 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3.tipo = &lt;t:boolean&gt;)</text:span></text:span></text:p>
      <text:p text:style-name="P3"><text:span text:style-name="T10"><text:tab/><text:tab/><text:tab/><text:tab/> <text:s text:c="3"/><text:tab/></text:span><text:span text:style-name="Fuente_20_de_20_párrafo_20_predeter."><text:span text:style-name="T10">&lt;t:</text:span></text:span><text:span text:style-name="T10">boolean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Standard"><text:soft-page-break/><text:span text:style-name="Fuente_20_de_20_párrafo_20_predeter."><text:span text:style-name="T21"><text:tab/><text:tab/></text:span></text:span><text:span text:style-name="Fuente_20_de_20_párrafo_20_predeter."><text:span text:style-name="T23"><text:tab/><text:tab/>and:</text:span></text:span></text:p>
      <text:p text:style-name="Standard"><text:span text:style-name="Fuente_20_de_20_párrafo_20_predeter."><text:span text:style-name="T23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23"><text:tab/><text:tab/><text:tab/><text:tab/><text:tab/><text:tab/>ExpresionNiv3.tipo = &lt;t:boolean&gt;</text:span></text:span></text:p>
      <text:p text:style-name="Standard"><text:span text:style-name="Fuente_20_de_20_párrafo_20_predeter."><text:span text:style-name="T23"><text:tab/><text:tab/><text:tab/><text:tab/><text:tab/><text:tab/>&lt;t:boolean&gt;</text:span></text:span></text:p>
      <text:p text:style-name="Standard"><text:span text:style-name="Fuente_20_de_20_párrafo_20_predeter."><text:span text:style-name="T23"><text:tab/><text:tab/><text:tab/><text:tab/><text:tab/>sino</text:span></text:span></text:p>
      <text:p text:style-name="Standard"><text:span text:style-name="Fuente_20_de_20_párrafo_20_predeter."><text:span text:style-name="T23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2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Standard"><text:span text:style-name="Fuente_20_de_20_párrafo_20_predeter."><text:span text:style-name="T5"/></text:span></text:p>
      <text:p text:style-name="P13"/>
      <text:p text:style-name="P11">ExpresiónNiv2Rec → λ</text:p>
      <text:p text:style-name="P13"><text:tab/>ExpresionNiv2Rec.tipo <text:tab/><text:tab/>= ExpresionNiv2Rec.tipoh</text:p>
      <text:p text:style-name="P13"><text:tab/>ExpresionNiv2Rec.modo <text:tab/><text:tab/>= ExpresionNiv2Rec.modh<text:bookmark-end text:name="__DdeLink__28969_213522392"/></text:p>
      <text:p text:style-name="P13"/>
      <text:p text:style-name="P15"/>
      <text:p text:style-name="P13"/>
      <text:p text:style-name="P13">(factorizamos)</text:p>
      <text:p text:style-name="P11"><text:bookmark-start text:name="__DdeLink__28992_213522392"/><text:bookmark-start text:name="__DdeLink__28990_213522392"/>ExpresionNiv3 → ExpresionNiv4 ExpresionNiv3Fact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4.tsh <text:tab/><text:tab/><text:tab/>= ExpresiónNiv3.tsh</text:span></text:span></text:p>
      <text:p text:style-name="P13"><text:tab/>ExpresiónNiv3Fact.tsh <text:tab/><text:tab/>= ExpresiónNiv3.tsh</text:p>
      <text:p text:style-name="P13"><text:tab/>ExpresionNiv3Fact.tipoh <text:tab/>= ExpresiónNiv4.tipo</text:p>
      <text:p text:style-name="P13"><text:tab/>ExpresionNiv3Fact.modoh <text:tab/>= ExpresionNiv4.modo</text:p>
      <text:p text:style-name="P13"><text:tab/>ExpresionNiv3.tipo <text:tab/><text:tab/><text:tab/>= ExpresionNiv3Fact.tipo</text:p>
      <text:p text:style-name="P13"/>
      <text:p text:style-name="P11">ExpresionNiv3Fact → OpNiv3 ExpresiónNiv3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3.tsh <text:tab/><text:tab/><text:tab/>= ExpresiónNiv3Fact.tsh</text:span></text:span></text:p>
      <text:p text:style-name="Standard"><text:span text:style-name="Fuente_20_de_20_párrafo_20_predeter."><text:span text:style-name="T5"><text:tab/>ExpresionNiv3Fact.modo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3Fact.tipo <text:tab/>=</text:span></text:span></text:p>
      <text:p text:style-name="P13"><text:tab/><text:tab/>si <text:tab/>(ExpresionNiv3Fact.tipoh = &lt;t:error&gt; v </text:p>
      <text:p text:style-name="P13"><text:tab/><text:tab/><text:tab/>ExpresionNiv3.tipo = &lt;t:error&gt; v</text:p>
      <text:p text:style-name="P13"><text:s text:c="11"/><text:tab/>ExpresionNiv3Fact.tipoh =/= &lt;t:natural&gt; v </text:p>
      <text:p text:style-name="P13"><text:tab/><text:tab/><text:tab/>ExpresionNiv3.tipo =/= &lt;t:natural&gt;)</text:p>
      <text:p text:style-name="P13"><text:tab/><text:tab/> <text:s text:c="3"/><text:tab/>&lt;t:error&gt;</text:p>
      <text:p text:style-name="P13"><text:tab/><text:tab/>sino </text:p>
      <text:p text:style-name="P13"><text:tab/><text:tab/><text:tab/>&lt;t:natural&gt;</text:p>
      <text:p text:style-name="P11">ExpresionNiv3Fact → λ</text:p>
      <text:p text:style-name="P2"><text:span text:style-name="Fuente_20_de_20_párrafo_20_predeter."><text:span text:style-name="T7"><text:tab/></text:span></text:span><text:span text:style-name="Fuente_20_de_20_párrafo_20_predeter."><text:span text:style-name="T5">ExpresionNiv3Fact.tipo <text:tab/>= ExpresionNiv3Fact.tipoh</text:span></text:span></text:p>
      <text:p text:style-name="P2"><text:span text:style-name="Fuente_20_de_20_párrafo_20_predeter."><text:span text:style-name="T5"><text:tab/>ExpresionNiv3Fact.modo <text:tab/>= ExpresionNiv3Fact.modoh</text:span></text:span><text:bookmark-end text:name="__DdeLink__28992_213522392"/><text:bookmark-end text:name="__DdeLink__28990_213522392"/></text:p>
      <text:p text:style-name="P15"/>
      <text:p text:style-name="P14"/>
      <text:p text:style-name="P14"/>
      <text:p text:style-name="P14"/>
      <text:p text:style-name="P14">7.3. Acondicionamiento de la Gramática para la Traducción</text:p>
      <text:p text:style-name="P11"/>
      <text:p text:style-name="Standard"><text:span text:style-name="Fuente_20_de_20_párrafo_20_predeter."><text:span text:style-name="T3">Programa → Declaraciones &amp; Is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on DeclaracionesRec</text:span></text:span></text:p>
      <text:p text:style-name="Standard"><text:span text:style-name="Fuente_20_de_20_párrafo_20_predeter."><text:span text:style-name="T1"><text:tab/>Declaracion.etqh <text:tab/><text:tab/>= Declaraciones.etqh</text:span></text:span></text:p>
      <text:p text:style-name="Standard"><text:span text:style-name="Fuente_20_de_20_párrafo_20_predeter."><text:span text:style-name="T1"><text:tab/>Declaracion.dirh <text:tab/><text:tab/>= Declaraciones.dir<text:tab/></text:span></text:span></text:p>
      <text:p text:style-name="Standard"><text:span text:style-name="Fuente_20_de_20_párrafo_20_predeter."><text:span text:style-name="T1"><text:tab/>Declaracion.nh <text:tab/><text:tab/><text:tab/>= Declaraciones.nh</text:span></text:span></text:p>
      <text:p text:style-name="Standard"><text:span text:style-name="Fuente_20_de_20_párrafo_20_predeter."><text:span text:style-name="T22"><text:tab/>DeclaracionesRec.nh <text:tab/>= Declaracion</text:span></text:span><text:span text:style-name="Fuente_20_de_20_párrafo_20_predeter."><text:span text:style-name="T22">es</text:span></text:span><text:span text:style-name="Fuente_20_de_20_párrafo_20_predeter."><text:span text:style-name="T22">.n</text:span></text:span><text:span text:style-name="Fuente_20_de_20_párrafo_20_predeter."><text:span text:style-name="T22">h</text:span></text:span></text:p>
      <text:p text:style-name="Standard"><text:span text:style-name="Fuente_20_de_20_párrafo_20_predeter."><text:span text:style-name="T1"><text:tab/>DeclaracionesRec.tsh <text:s/><text:tab/>= </text:span></text:span></text:p>
      <text:p text:style-name="Standard"><text:span text:style-name="Fuente_20_de_20_párrafo_20_predeter."><text:span text:style-name="T1"><text:tab/><text:tab/>inserta(Declaraciones.tsh,Declaracion.id, Declaracion.props)</text:span></text:span></text:p>
      <text:p text:style-name="Standard"><text:span text:style-name="Fuente_20_de_20_párrafo_20_predeter."><text:span text:style-name="T1"><text:tab/>DeclaracionesRec.codh <text:tab/>= Declaracion.cod</text:span></text:span></text:p>
      <text:p text:style-name="Standard"><text:span text:style-name="Fuente_20_de_20_párrafo_20_predeter."><text:span text:style-name="T1"><text:tab/>DeclaracionesRec.dirh <text:tab/>= Declaraciones.dirh + Declaracion.tam</text:span></text:span></text:p>
      <text:p text:style-name="Standard"><text:span text:style-name="Fuente_20_de_20_párrafo_20_predeter."><text:span text:style-name="T1"><text:tab/>DeclaracionesRec.etqh <text:tab/>= Declaracion.etq</text:span></text:span></text:p>
      <text:p text:style-name="Standard"><text:span text:style-name="Fuente_20_de_20_párrafo_20_predeter."><text:span text:style-name="T1"><text:tab/>Declaraciones.n <text:tab/><text:tab/>= DeclaracionesRec.n</text:span></text:span></text:p>
      <text:p text:style-name="Standard"><text:span text:style-name="Fuente_20_de_20_párrafo_20_predeter."><text:span text:style-name="T1"><text:tab/>Declaraciones.dir <text:tab/><text:tab/>= DeclaracionesRec.dir<text:tab/></text:span></text:span></text:p>
      <text:p text:style-name="Standard"><text:span text:style-name="Fuente_20_de_20_párrafo_20_predeter."><text:span text:style-name="T1"><text:tab/>Declaraciones.etq <text:tab/><text:tab/>= DeclaracionesRec.etq</text:span></text:span></text:p>
      <text:p text:style-name="Standard"><text:span text:style-name="Fuente_20_de_20_párrafo_20_predeter."><text:span text:style-name="T1"><text:tab/>Declaraciones.ts <text:tab/><text:tab/>= DeclaracionesRec.ts</text:span></text:span></text:p>
      <text:p text:style-name="Standard"><text:span text:style-name="Fuente_20_de_20_párrafo_20_predeter."><text:span text:style-name="T1"><text:tab/>Declaraciones.cod <text:tab/><text:tab/>= DeclaracionesRec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';' Declaracion DeclaracionesRec</text:span></text:span></text:p>
      <text:p text:style-name="Standard"><text:soft-page-break/><text:span text:style-name="Fuente_20_de_20_párrafo_20_predeter."><text:span text:style-name="T1"><text:tab/>Declaracion.nh <text:tab/><text:tab/><text:tab/>= DeclaracionesRec0.nh</text:span></text:span></text:p>
      <text:p text:style-name="Standard"><text:span text:style-name="Fuente_20_de_20_párrafo_20_predeter."><text:span text:style-name="T1"><text:tab/>Declaracion.etqh <text:tab/><text:tab/>= DeclaracionesRec0.etqh</text:span></text:span></text:p>
      <text:p text:style-name="Standard"><text:span text:style-name="Fuente_20_de_20_párrafo_20_predeter."><text:span text:style-name="T1"><text:tab/>Declaracion.dir <text:tab/><text:tab/>= DeclaracionesRec0.dirh</text:span></text:span></text:p>
      <text:p text:style-name="Standard"><text:span text:style-name="Fuente_20_de_20_párrafo_20_predeter."><text:span text:style-name="T1"><text:tab/>DeclaracionesRec1.etqh = Declaracion.etq</text:span></text:span></text:p>
      <text:p text:style-name="Standard"><text:span text:style-name="Fuente_20_de_20_párrafo_20_predeter."><text:span text:style-name="T1"><text:tab/>DeclaracionesRec1.nh <text:tab/>= max (DeclaracionesRec0.nh, Declaracion.n)</text:span></text:span></text:p>
      <text:p text:style-name="Standard"><text:span text:style-name="Fuente_20_de_20_párrafo_20_predeter."><text:span text:style-name="T1"><text:tab/>DeclaracionesRec1.dirh = </text:span></text:span><text:span text:style-name="Fuente_20_de_20_párrafo_20_predeter."><text:span text:style-name="T22">DeclaracionesRec0.dir</text:span></text:span><text:span text:style-name="Fuente_20_de_20_párrafo_20_predeter."><text:span text:style-name="T22">h</text:span></text:span><text:span text:style-name="Fuente_20_de_20_párrafo_20_predeter."><text:span text:style-name="T1"> + Declaracion.tam</text:span></text:span></text:p>
      <text:p text:style-name="Standard"><text:span text:style-name="Fuente_20_de_20_párrafo_20_predeter."><text:span text:style-name="T1"><text:tab/>DeclaracionesRec1.tsh <text:tab/>= </text:span></text:span></text:p>
      <text:p text:style-name="Standard"><text:span text:style-name="Fuente_20_de_20_párrafo_20_predeter."><text:span text:style-name="T1"><text:tab/><text:tab/>inserta(DeclaracionesRec0.tsh, Declaracion.id, Declaracion.props)<text:tab/></text:span></text:span></text:p>
      <text:p text:style-name="Standard"><text:span text:style-name="Fuente_20_de_20_párrafo_20_predeter."><text:span text:style-name="T1"><text:tab/>DeclaracionesRec1.codh = DeclaracionesRec0.codh || Declaracion.cod</text:span></text:span></text:p>
      <text:p text:style-name="Standard"><text:span text:style-name="Fuente_20_de_20_párrafo_20_predeter."><text:span text:style-name="T1"><text:tab/>DeclaracionesRec0.n <text:tab/>= DeclaracionesRec1.n</text:span></text:span></text:p>
      <text:p text:style-name="Standard"><text:span text:style-name="Fuente_20_de_20_párrafo_20_predeter."><text:span text:style-name="T1"><text:tab/>DeclaracionesRec0.etq <text:tab/>= DeclaracionesRec1.etq</text:span></text:span></text:p>
      <text:p text:style-name="Standard"><text:span text:style-name="Fuente_20_de_20_párrafo_20_predeter."><text:span text:style-name="T1"><text:tab/>DeclaracionesRec0.dir <text:tab/>= DeclaracionesRec1.dir</text:span></text:span></text:p>
      <text:p text:style-name="Standard"><text:span text:style-name="Fuente_20_de_20_párrafo_20_predeter."><text:span text:style-name="T1"><text:tab/>DeclaracionesRec0.cod <text:tab/>= DeclaracionesRec1.cod</text:span></text:span></text:p>
      <text:p text:style-name="Standard"><text:span text:style-name="Fuente_20_de_20_párrafo_20_predeter."><text:span text:style-name="T1"><text:tab/>DeclaracionesRec0.ts <text:tab/>= Declaracione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λ</text:span></text:span></text:p>
      <text:p text:style-name="Standard"><text:span text:style-name="Fuente_20_de_20_párrafo_20_predeter."><text:span text:style-name="T1"><text:tab/>DeclaracionesRec.n <text:tab/><text:tab/>= DeclaracionesRec.nh</text:span></text:span></text:p>
      <text:p text:style-name="Standard"><text:span text:style-name="Fuente_20_de_20_párrafo_20_predeter."><text:span text:style-name="T1"><text:tab/>DeclaracionesRec.etq <text:tab/>= DeclaracionesRec.etqh</text:span></text:span></text:p>
      <text:p text:style-name="Standard"><text:span text:style-name="Fuente_20_de_20_párrafo_20_predeter."><text:span text:style-name="T1"><text:tab/>DeclaracionesRec.dir <text:tab/>= DeclaracionesRec.dirh</text:span></text:span></text:p>
      <text:p text:style-name="Standard"><text:span text:style-name="Fuente_20_de_20_párrafo_20_predeter."><text:span text:style-name="T1"><text:tab/>DeclaracionesRec.ts <text:tab/>= DeclaracionesRec.tsh</text:span></text:span></text:p>
      <text:p text:style-name="Standard"><text:span text:style-name="Fuente_20_de_20_párrafo_20_predeter."><text:span text:style-name="T1"><text:tab/>DeclaracionesRec.cod <text:tab/>= DeclaracionesRec.codh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 → Campo CamposRec</text:span></text:span></text:p>
      <text:p text:style-name="Standard"><text:bookmark-start text:name="__DdeLink__22179_1730890738"/><text:span text:style-name="Fuente_20_de_20_párrafo_20_predeter."><text:span text:style-name="T1"><text:tab/>Campo.desh<text:tab/><text:tab/>= 0</text:span></text:span></text:p>
      <text:p text:style-name="Standard"><text:span text:style-name="Fuente_20_de_20_párrafo_20_predeter."><text:span text:style-name="T1"><text:tab/>CamposRec.desh<text:tab/>= Campo.tam</text:span></text:span></text:p>
      <text:p text:style-name="Standard"><text:span text:style-name="Fuente_20_de_20_párrafo_20_predeter."><text:span text:style-name="T1"><text:tab/>Campos.tam <text:tab/><text:tab/>= CamposRec.tam</text:span></text:span><text:bookmark-end text:name="__DdeLink__22179_1730890738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Rec → ';' Campo CamposRec</text:span></text:span></text:p>
      <text:p text:style-name="Standard"><text:bookmark-start text:name="__DdeLink__22189_1730890738"/><text:span text:style-name="Fuente_20_de_20_párrafo_20_predeter."><text:span text:style-name="T1"><text:tab/>Campo.desh <text:tab/><text:tab/>= CamposRec0.desh</text:span></text:span></text:p>
      <text:p text:style-name="Standard"><text:span text:style-name="Fuente_20_de_20_párrafo_20_predeter."><text:span text:style-name="T1"><text:tab/>CamposRec1.desh<text:tab/>= Campo.tam + CamposRec0.desh</text:span></text:span><text:bookmark-end text:name="__DdeLink__22189_1730890738"/></text:p>
      <text:p text:style-name="Standard"><text:bookmark-start text:name="__DdeLink__22187_1730890738"/><text:span text:style-name="Fuente_20_de_20_párrafo_20_predeter."><text:span text:style-name="T1"><text:tab/>CamposRec0.tam <text:tab/>= CamposRec1.tam</text:span></text:span></text:p>
      <text:p text:style-name="Standard"><text:bookmark-end text:name="__DdeLink__22187_1730890738"/><text:span text:style-name="Fuente_20_de_20_párrafo_20_predeter."><text:span text:style-name="T1"/></text:span></text:p>
      <text:p text:style-name="Standard"><text:span text:style-name="Fuente_20_de_20_párrafo_20_predeter."><text:span text:style-name="T3">CamposRec → λ</text:span></text:span></text:p>
      <text:p text:style-name="Standard"><text:bookmark-start text:name="__DdeLink__22185_1730890738"/><text:span text:style-name="Fuente_20_de_20_párrafo_20_predeter."><text:span text:style-name="T1"><text:tab/>CamposRec.tam <text:tab/>= CamposRec.desh</text:span></text:span><text:bookmark-end text:name="__DdeLink__22185_1730890738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 -&gt; FParametro LFParametrosRec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LFParametrosRec.tsh <text:tab/>= </text:span></text:span></text:p>
      <text:p text:style-name="Standard"><text:span text:style-name="Fuente_20_de_20_párrafo_20_predeter."><text:span text:style-name="T1"><text:tab/><text:tab/>añadeID(LFParametros.tsh,FParametro.id, FParametro.props ++ &lt;dir:0&gt;)</text:span></text:span></text:p>
      <text:p text:style-name="Standard"><text:span text:style-name="Fuente_20_de_20_párrafo_20_predeter."><text:span text:style-name="T1"><text:tab/>LFParametrosRec.dirh <text:tab/>= FParametro.tam.</text:span></text:span></text:p>
      <text:p text:style-name="Standard"><text:span text:style-name="Fuente_20_de_20_párrafo_20_predeter."><text:span text:style-name="T1"><text:tab/>LFParametros.ts <text:tab/><text:tab/>= LFParametrosRec.ts</text:span></text:span></text:p>
      <text:p text:style-name="Standard"><text:span text:style-name="Fuente_20_de_20_párrafo_20_predeter."><text:span text:style-name="T1"><text:tab/>LFParametros.dir <text:tab/><text:tab/>= LFParametrosRec.dir</text:span></text:span></text:p>
      <text:p text:style-name="Standard"><text:span text:style-name="Fuente_20_de_20_párrafo_20_predeter."><text:span text:style-name="T24"><text:tab/>Fparametro.dirh<text:tab/><text:tab/><text:tab/>= 0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FParametro , LFParametrosRec</text:span></text:span></text:p>
      <text:p text:style-name="Standard"><text:span text:style-name="Fuente_20_de_20_párrafo_20_predeter."><text:span text:style-name="T1"><text:tab/>FParametro.dirh <text:tab/>= LFParametrosRec0.dirh</text:span></text:span></text:p>
      <text:p text:style-name="Standard"><text:span text:style-name="Fuente_20_de_20_párrafo_20_predeter."><text:span text:style-name="T1"><text:tab/>LFParametrosRec1.dirh <text:tab/>= LFParametrosRec0.dirh + FParametro.tam</text:span></text:span></text:p>
      <text:p text:style-name="Standard"><text:span text:style-name="Fuente_20_de_20_párrafo_20_predeter."><text:span text:style-name="T1"><text:tab/>LFParametrosRec1.tsh <text:tab/>= </text:span></text:span></text:p>
      <text:p text:style-name="Standard"><text:span text:style-name="Fuente_20_de_20_párrafo_20_predeter."><text:span text:style-name="T1"><text:tab/><text:tab/>añadeID(<text:tab/>LFParametrosRec0,tsh, </text:span></text:span></text:p>
      <text:p text:style-name="Standard"><text:span text:style-name="Fuente_20_de_20_párrafo_20_predeter."><text:span text:style-name="T1"><text:tab/><text:tab/><text:tab/><text:tab/><text:tab/>FParametro.id, </text:span></text:span></text:p>
      <text:p text:style-name="Standard"><text:span text:style-name="Fuente_20_de_20_párrafo_20_predeter."><text:span text:style-name="T1"><text:tab/><text:tab/><text:tab/><text:tab/><text:tab/>FParametro.props ++ &lt;dir:LFParametrosRec0.dirh&gt;)</text:span></text:span></text:p>
      <text:p text:style-name="Standard"><text:span text:style-name="Fuente_20_de_20_párrafo_20_predeter."><text:span text:style-name="T1"><text:tab/>LFParametrosRec0.ts <text:tab/>= LFParametrosRec1.ts</text:span></text:span></text:p>
      <text:p text:style-name="Standard"><text:span text:style-name="Fuente_20_de_20_párrafo_20_predeter."><text:span text:style-name="T22"><text:tab/></text:span></text:span><text:span text:style-name="Fuente_20_de_20_párrafo_20_predeter."><text:span text:style-name="T24">LFParametrosRec0.dir <text:tab/>= LFPParametros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λ</text:span></text:span></text:p>
      <text:p text:style-name="Standard"><text:span text:style-name="Fuente_20_de_20_párrafo_20_predeter."><text:span text:style-name="T1"><text:tab/>LFParametrosRec.dir <text:tab/>= LFParametrosRec.dirh</text:span></text:span></text:p>
      <text:p text:style-name="Standard"><text:span text:style-name="Fuente_20_de_20_párrafo_20_predeter."><text:span text:style-name="T1"><text:tab/>LFParametrosRec.ts <text:tab/><text:tab/>= LFParametrosRec.ts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 -&gt; Dec DecsBloqueRec</text:span></text:span></text:p>
      <text:p text:style-name="Standard"><text:span text:style-name="Fuente_20_de_20_párrafo_20_predeter."><text:span text:style-name="T1"><text:tab/>Dec.dirh <text:tab/><text:tab/><text:tab/>= DecsBloque.dirh</text:span></text:span></text:p>
      <text:p text:style-name="Standard"><text:span text:style-name="Fuente_20_de_20_párrafo_20_predeter."><text:span text:style-name="T1"><text:tab/>DecsBloqueRec.dirh = DecsBloque.dirh + Dec.tam</text:span></text:span></text:p>
      <text:p text:style-name="Standard"><text:soft-page-break/><text:span text:style-name="Fuente_20_de_20_párrafo_20_predeter."><text:span text:style-name="T1"><text:tab/>DecsBloque.dir <text:tab/><text:tab/>= DecsBloqueRec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; Dec DecsBloqueRec</text:span></text:span></text:p>
      <text:p text:style-name="Standard"><text:span text:style-name="Fuente_20_de_20_párrafo_20_predeter."><text:span text:style-name="T1"><text:tab/>Dec.dirh <text:tab/><text:tab/><text:tab/>= DecsBloqueRec0.dirh</text:span></text:span></text:p>
      <text:p text:style-name="Standard"><text:span text:style-name="Fuente_20_de_20_párrafo_20_predeter."><text:span text:style-name="T1"><text:tab/>DecsBloqueRec1.dirh<text:tab/>= DecsBloqueRec0.dirh + Dec.tam</text:span></text:span></text:p>
      <text:p text:style-name="Standard"><text:span text:style-name="Fuente_20_de_20_párrafo_20_predeter."><text:span text:style-name="T1"><text:tab/>DecsBloqueRec0.dir <text:tab/>= DecsBloque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λ</text:span></text:span></text:p>
      <text:p text:style-name="Standard"><text:span text:style-name="Fuente_20_de_20_párrafo_20_predeter."><text:span text:style-name="T1"><text:tab/>DecsBloqueRec.dir <text:tab/>= DecsBloqueRec.dirh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3">Instrucciones -&gt; Instruccion InstruccionesRec</text:span></text:span></text:p>
      <text:p text:style-name="Standard"><text:span text:style-name="Fuente_20_de_20_párrafo_20_predeter."><text:span text:style-name="T1"><text:tab/>Instruccion.etqh <text:tab/><text:tab/>= Instrucciones.etqh</text:span></text:span></text:p>
      <text:p text:style-name="Standard"><text:span text:style-name="Fuente_20_de_20_párrafo_20_predeter."><text:span text:style-name="T1"><text:tab/>InstruccionesRec.etqh <text:tab/>= Instruccion.etq</text:span></text:span></text:p>
      <text:p text:style-name="Standard"><text:span text:style-name="Fuente_20_de_20_párrafo_20_predeter."><text:span text:style-name="T1"><text:tab/>InstruccionesRec.codh <text:tab/>= Instruccion.cod</text:span></text:span></text:p>
      <text:p text:style-name="Standard"><text:span text:style-name="Fuente_20_de_20_párrafo_20_predeter."><text:span text:style-name="T1"><text:tab/>Instrucciones.etq <text:tab/><text:tab/>= InstruccionesRec.etq</text:span></text:span></text:p>
      <text:p text:style-name="Standard"><text:span text:style-name="Fuente_20_de_20_párrafo_20_predeter."><text:span text:style-name="T1"><text:tab/>Instrucciones.cod <text:tab/><text:tab/>= InstruccionesRec.cod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InstruccionesRec -&gt; ; Instruccion InstruccionesRec</text:span></text:span></text:p>
      <text:p text:style-name="Standard"><text:span text:style-name="Fuente_20_de_20_párrafo_20_predeter."><text:span text:style-name="T1"><text:tab/>Instruccion.etqh <text:tab/><text:tab/>= InstruccionesRec0.etqh</text:span></text:span></text:p>
      <text:p text:style-name="Standard"><text:span text:style-name="Fuente_20_de_20_párrafo_20_predeter."><text:span text:style-name="T1"><text:tab/>InstruccionesRec1.etqh = Instruccion.etq</text:span></text:span></text:p>
      <text:p text:style-name="Standard"><text:span text:style-name="Fuente_20_de_20_párrafo_20_predeter."><text:span text:style-name="T1"><text:tab/>InstruccionesRec1.codh = InstruccionesRec0.cod | | Instruccion.cod</text:span></text:span></text:p>
      <text:p text:style-name="Standard"><text:span text:style-name="Fuente_20_de_20_párrafo_20_predeter."><text:span text:style-name="T1"><text:tab/>InstruccionesRec0.cod <text:tab/>= InstruccionesRec1.cod</text:span></text:span></text:p>
      <text:p text:style-name="Standard"><text:span text:style-name="Fuente_20_de_20_párrafo_20_predeter."><text:span text:style-name="T1"><text:tab/>InstruccionesRec0.etq <text:tab/>= InstruccionesRec1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InstruccionesRec -&gt; λ</text:span></text:span></text:p>
      <text:p text:style-name="Standard"><text:span text:style-name="Fuente_20_de_20_párrafo_20_predeter."><text:span text:style-name="T1"><text:tab/>InstruccionesRec.etq<text:tab/>= InstruccionesRec.etqh</text:span></text:span></text:p>
      <text:p text:style-name="Standard"><text:bookmark-end text:name="__DdeLink__20337_213522392"/><text:span text:style-name="Fuente_20_de_20_párrafo_20_predeter."><text:span text:style-name="T1"><text:tab/>InstruccionesRec.cod <text:tab/>= InstruccionesRec.codh</text:span></text:span><text:bookmark-end text:name="__DdeLink__20828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 → Expresion LAParametrosRec</text:span></text:span></text:p>
      <text:p text:style-name="Standard"><text:span text:style-name="Fuente_20_de_20_párrafo_20_predeter."><text:span text:style-name="T1"><text:tab/>Expresion.etqh = LAParametros.etqh + 1</text:span></text:span></text:p>
      <text:p text:style-name="Standard"><text:span text:style-name="Fuente_20_de_20_párrafo_20_predeter."><text:span text:style-name="T1"><text:tab/>Expresion.parh = </text:span></text:span><text:span text:style-name="Fuente_20_de_20_párrafo_20_predeter."><text:span text:style-name="T2"><text:s/><text:tab/><text:tab/><text:tab/><text:tab/><text:tab/><text:tab/><text:tab/><text:tab/><text:tab/><text:tab/><text:tab/><text:tab/><text:tab/><text:tab/><text:tab/><text:tab/>LAParametros.fparametrosh[LAParametros.nparametrosh].modo == var</text:span></text:span></text:p>
      <text:p text:style-name="Standard"><text:span text:style-name="Fuente_20_de_20_párrafo_20_predeter."><text:span text:style-name="T1"><text:tab/>LAParametrosRec.codh = 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resion.modo,LAParametros.fparametrosh[0])</text:span></text:span></text:p>
      <text:p text:style-name="Standard"><text:span text:style-name="Fuente_20_de_20_párrafo_20_predeter."><text:span text:style-name="T1"><text:tab/>LAParametrosRec.etqh = Expresion.etq + longPaseoParametr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LAParametros.cod = LAParametrosRec.cod</text:span></text:span></text:p>
      <text:p text:style-name="Standard"><text:span text:style-name="Fuente_20_de_20_párrafo_20_predeter."><text:span text:style-name="T1"><text:tab/>LAParametros.etq = LAParametrosRec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',' Expresion LAParametrosRec</text:span></text:span></text:p>
      <text:p text:style-name="Standard"><text:span text:style-name="Fuente_20_de_20_párrafo_20_predeter."><text:span text:style-name="T1"><text:tab/>Expresion.etqh = LAParametrosRec0.etqh + 1 + longDireccionParFormal</text:span></text:span></text:p>
      <text:p text:style-name="Standard"><text:span text:style-name="Fuente_20_de_20_párrafo_20_predeter."><text:span text:style-name="T1"><text:tab/>Expresion.parh = <text:tab/><text:tab/><text:tab/><text:tab/><text:tab/><text:tab/><text:tab/><text:tab/><text:tab/><text:tab/><text:tab/><text:tab/><text:tab/><text:tab/><text:tab/><text:tab/>LAParametrosRec1.fParametrosh[LAParametros1Rec.nParametrosh].modo == var</text:span></text:span></text:p>
      <text:p text:style-name="Standard"><text:span text:style-name="Fuente_20_de_20_párrafo_20_predeter."><text:span text:style-name="T1"><text:tab/>LAParametrosRec1.etqh = Expresion.etq + longPasoParametro</text:span></text:span></text:p>
      <text:p text:style-name="Standard"><text:span text:style-name="Fuente_20_de_20_párrafo_20_predeter."><text:span text:style-name="T1"><text:tab/>LAParametrosRec1.codh = </text:span></text:span></text:p>
      <text:p text:style-name="Standard"><text:span text:style-name="Fuente_20_de_20_párrafo_20_predeter."><text:span text:style-name="T1"><text:tab/><text:tab/>LAParametrosRec0.codh ||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direccionParFormal(LAParametrosRec0fparametrosh[LAParametrosRec0.nparametrosh])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<text:tab/>Expresion.modo, <text:tab/><text:tab/><text:tab/><text:tab/><text:tab/><text:tab/><text:tab/><text:tab/><text:tab/><text:tab/><text:tab/><text:tab/>LAParametrosRec0.fparametrosh[LAParametrosRec0.nparametrosh])</text:span></text:span></text:p>
      <text:p text:style-name="Standard"><text:span text:style-name="Fuente_20_de_20_párrafo_20_predeter."><text:span text:style-name="T1"><text:tab/>LAParametrosRec0.etq = LAParametrosRec1.etq</text:span></text:span></text:p>
      <text:p text:style-name="Standard"><text:span text:style-name="Fuente_20_de_20_párrafo_20_predeter."><text:span text:style-name="T1"><text:tab/>LAParametrosRec0.cod = LAParametrosRec1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λ</text:span></text:span></text:p>
      <text:p text:style-name="Standard"><text:span text:style-name="Fuente_20_de_20_párrafo_20_predeter."><text:span text:style-name="T1"><text:tab/>LAParametrosRec.cod <text:tab/>= LAParametrosRec.codh</text:span></text:span></text:p>
      <text:p text:style-name="Standard"><text:span text:style-name="Fuente_20_de_20_párrafo_20_predeter."><text:span text:style-name="T1"><text:tab/>LAParametrosRec.etq <text:tab/>= LAParametrosRec.etqh</text:span></text:span></text:p>
      <text:p text:style-name="Standard"><text:span text:style-name="Fuente_20_de_20_párrafo_20_predeter."><text:span text:style-name="T1"><text:s text:c="4"/></text:span></text:span></text:p>
      <text:p text:style-name="Standard"><text:soft-page-break/><text:span text:style-name="Fuente_20_de_20_párrafo_20_predeter."><text:span text:style-name="T1"/></text:span></text:p>
      <text:p text:style-name="Standard"><text:bookmark-start text:name="__DdeLink__28857_213522392"/><text:span text:style-name="Fuente_20_de_20_párrafo_20_predeter."><text:span text:style-name="T3">Mem → id MemRec</text:span></text:span></text:p>
      <text:p text:style-name="Standard"><text:span text:style-name="Fuente_20_de_20_párrafo_20_predeter."><text:span text:style-name="T1"><text:tab/>MemRec.etqh <text:tab/>= logAcessoVar(Mem.tsh[id.lex]) + Mem.etqh</text:span></text:span><text:bookmark-start text:name="__DdeLink__28861_213522392"/><text:bookmark-end text:name="__DdeLink__28861_213522392"/></text:p>
      <text:p text:style-name="Standard"><text:span text:style-name="Fuente_20_de_20_párrafo_20_predeter."><text:span text:style-name="T1"><text:tab/>Mem.etq <text:tab/><text:tab/>= MemRec.etq</text:span></text:span></text:p>
      <text:p text:style-name="Standard"><text:bookmark-end text:name="__DdeLink__28857_213522392"/><text:span text:style-name="Fuente_20_de_20_párrafo_20_predeter."><text:span text:style-name="T1"><text:tab/>MemRec.codh <text:tab/>= accesoVar(Mem.tsh[id.lex])</text:span></text:span></text:p>
      <text:p text:style-name="Standard"><text:bookmark-start text:name="__DdeLink__28863_213522392"/><text:span text:style-name="Fuente_20_de_20_párrafo_20_predeter."><text:span text:style-name="T1"><text:tab/>Mem.cod <text:tab/><text:tab/>= MemRec.cod</text:span></text:span><text:bookmark-end text:name="__DdeLink__28863_213522392"/></text:p>
      <text:p text:style-name="Standard"><text:span text:style-name="Fuente_20_de_20_párrafo_20_predeter."><text:span text:style-name="T1"/></text:span></text:p>
      <text:p text:style-name="Standard"><text:bookmark-start text:name="__DdeLink__28859_213522392"/><text:span text:style-name="Fuente_20_de_20_párrafo_20_predeter."><text:span text:style-name="T3">MemRec → ^ MemRec</text:span></text:span></text:p>
      <text:p text:style-name="Standard"><text:span text:style-name="Fuente_20_de_20_párrafo_20_predeter."><text:span text:style-name="T1"><text:tab/>MemRec1.etqh <text:tab/>= MemRec0.etqh + 1</text:span></text:span></text:p>
      <text:p text:style-name="Standard"><text:span text:style-name="Fuente_20_de_20_párrafo_20_predeter."><text:span text:style-name="T1"><text:tab/>MemRec0.codh <text:tab/>= MemRec0.codh || apila-ind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bookmark-end text:name="__DdeLink__28859_213522392"/><text:bookmark-start text:name="__DdeLink__28865_213522392"/><text:span text:style-name="Fuente_20_de_20_párrafo_20_predeter."><text:span text:style-name="T1"><text:tab/>Memrec0.cod <text:tab/>= MemRec1.cod</text:span></text:span><text:bookmark-end text:name="__DdeLink__28865_213522392"/></text:p>
      <text:p text:style-name="Standard"><text:span text:style-name="Fuente_20_de_20_párrafo_20_predeter."><text:span text:style-name="T1"/></text:span></text:p>
      <text:p text:style-name="Standard"><text:bookmark-start text:name="__DdeLink__28886_213522392"/><text:span text:style-name="Fuente_20_de_20_párrafo_20_predeter."><text:span text:style-name="T3">MemRec → [Expresion] MemRec</text:span></text:span></text:p>
      <text:p text:style-name="Standard"><text:span text:style-name="Fuente_20_de_20_párrafo_20_predeter."><text:span text:style-name="T1"><text:tab/>Expresion.etq <text:tab/>= MemRec0.etqh</text:span></text:span></text:p>
      <text:p text:style-name="Standard"><text:span text:style-name="Fuente_20_de_20_párrafo_20_predeter."><text:span text:style-name="T1"><text:tab/>MemRec1.etqh <text:tab/>= Expresion.etq + 3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Exp.cod || </text:span></text:span></text:p>
      <text:p text:style-name="Standard"><text:span text:style-name="Fuente_20_de_20_párrafo_20_predeter."><text:span text:style-name="T1"><text:tab/><text:tab/>apila Mem1.tipo.tbase.tam || </text:span></text:span></text:p>
      <text:p text:style-name="Standard"><text:span text:style-name="Fuente_20_de_20_párrafo_20_predeter."><text:span text:style-name="T1"><text:tab/><text:tab/>multiplica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etq<text:tab/>= MemRec1.etq</text:span></text:span></text:p>
      <text:p text:style-name="Standard"><text:span text:style-name="Fuente_20_de_20_párrafo_20_predeter."><text:span text:style-name="T1"><text:tab/>Memrec0.cod<text:tab/>= MemRec1.cod</text:span></text:span></text:p>
      <text:p text:style-name="Standard"><text:bookmark-end text:name="__DdeLink__28886_213522392"/><text:span text:style-name="Fuente_20_de_20_párrafo_20_predeter."><text:span text:style-name="T1"/></text:span></text:p>
      <text:p text:style-name="Standard"><text:bookmark-start text:name="__DdeLink__28892_213522392"/><text:span text:style-name="Fuente_20_de_20_párrafo_20_predeter."><text:span text:style-name="T3">MemRec → .id MemRec</text:span></text:span></text:p>
      <text:p text:style-name="Standard"><text:span text:style-name="Fuente_20_de_20_párrafo_20_predeter."><text:span text:style-name="T1"><text:tab/>MemRec1.etqh <text:tab/>= MemRec0.etqh + 2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apila(MemRec0.tipo.campos[id.lex].desp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cod <text:tab/>= MemRec1.cod</text:span></text:span></text:p>
      <text:p text:style-name="Standard"><text:bookmark-end text:name="__DdeLink__28892_213522392"/><text:span text:style-name="Fuente_20_de_20_párrafo_20_predeter."><text:span text:style-name="T1"/></text:span></text:p>
      <text:p text:style-name="Standard"><text:span text:style-name="Fuente_20_de_20_párrafo_20_predeter."><text:span text:style-name="T3">MemRec → λ</text:span></text:span></text:p>
      <text:p text:style-name="Standard"><text:bookmark-start text:name="__DdeLink__28894_213522392"/><text:span text:style-name="Fuente_20_de_20_párrafo_20_predeter."><text:span text:style-name="T1"><text:tab/>MemRec.etq = MemRec.etqh</text:span></text:span></text:p>
      <text:p text:style-name="Standard"><text:span text:style-name="Fuente_20_de_20_párrafo_20_predeter."><text:span text:style-name="T1"><text:tab/>MemRec.cod = MemRec.codh</text:span></text:span><text:bookmark-end text:name="__DdeLink__2889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bookmark-start text:name="__DdeLink__28920_213522392"/><text:span text:style-name="Fuente_20_de_20_párrafo_20_predeter."><text:span text:style-name="T3">Expresion -&gt; ExpresionNiv1 ExpresionFact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etqh = Expresion.etqh</text:span></text:span></text:p>
      <text:p text:style-name="Standard"><text:span text:style-name="Fuente_20_de_20_párrafo_20_predeter."><text:span text:style-name="T1"><text:tab/>ExpresionNiv1.parh = Expresion.parh </text:span></text:span><text:span text:style-name="Fuente_20_de_20_párrafo_20_predeter."><text:span text:style-name="T22">= false</text:span></text:span><text:span text:style-name="Fuente_20_de_20_párrafo_20_predeter."><text:span text:style-name="T1">&lt;--(cuidado debería ser false si ExpresionFact no es nula, pero cómo saber?)</text:span></text:span></text:p>
      <text:p text:style-name="Standard"><text:span text:style-name="Fuente_20_de_20_párrafo_20_predeter."><text:span text:style-name="T1"><text:tab/>ExpresionFact.etqh = ExpresionNiv1.etq</text:span></text:span></text:p>
      <text:p text:style-name="Standard"><text:span text:style-name="Fuente_20_de_20_párrafo_20_predeter."><text:span text:style-name="T1"><text:tab/>ExpresionFact.codh = ExpresionNiv1.cod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2">ExpresionFact.tipoh = ExpresionNiv1.tipo → QUITARLO</text:span></text:span></text:p>
      <text:p text:style-name="Standard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"><text:tab/>Expresion.cod = ExpresionFact.cod</text:span></text:span><text:bookmark-end text:name="__DdeLink__28920_213522392"/></text:p>
      <text:p text:style-name="Standard"><text:span text:style-name="Fuente_20_de_20_párrafo_20_predeter."><text:span text:style-name="T22"><text:tab/>Expresion.etq = ExpresionFact.etq</text:span></text:span></text:p>
      <text:p text:style-name="Standard"><text:span text:style-name="Fuente_20_de_20_párrafo_20_predeter."><text:span text:style-name="T22"><text:tab/>Expresion.modo = ExpresionFact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-&gt; OpNiv0 ExpresionNiv1</text:span></text:span></text:p>
      <text:p text:style-name="Standard"><text:bookmark-start text:name="__DdeLink__28922_213522392"/><text:span text:style-name="Fuente_20_de_20_párrafo_20_predeter."><text:span text:style-name="T1"><text:tab/></text:span></text:span><text:span text:style-name="Fuente_20_de_20_párrafo_20_predeter."><text:span text:style-name="T22">ExpresionNiv1.parh= false</text:span></text:span><text:span text:style-name="Fuente_20_de_20_párrafo_20_predeter."><text:span text:style-name="T1"> </text:span></text:span><text:span text:style-name="Fuente_20_de_20_párrafo_20_predeter."><text:span text:style-name="T22">→ QUITARLO</text:span></text:span></text:p>
      <text:p text:style-name="Standard"><text:span text:style-name="Fuente_20_de_20_párrafo_20_predeter."><text:span text:style-name="T1"><text:tab/>ExpresionNiv1.etqh = ExpresionFact.etqh</text:span></text:span></text:p>
      <text:p text:style-name="Standard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ExpresionFact.codh ||</text:span></text:span></text:p>
      <text:p text:style-name="Standard"><text:span text:style-name="Fuente_20_de_20_párrafo_20_predeter."><text:span text:style-name="T1"><text:tab/><text:tab/>ExpresionNiv1.cod</text:span></text:span></text:p>
      <text:p text:style-name="Standard"><text:span text:style-name="Fuente_20_de_20_párrafo_20_predeter."><text:span text:style-name="T1"><text:tab/><text:tab/>case (OpNiv0)</text:span></text:span></text:p>
      <text:p text:style-name="Standard"><text:span text:style-name="Fuente_20_de_20_párrafo_20_predeter."><text:span text:style-name="T1"><text:tab/><text:tab/><text:tab/>menor: menor</text:span></text:span></text:p>
      <text:p text:style-name="Standard"><text:span text:style-name="Fuente_20_de_20_párrafo_20_predeter."><text:span text:style-name="T1"><text:tab/><text:tab/><text:tab/>mayor: mayor</text:span></text:span></text:p>
      <text:p text:style-name="Standard"><text:span text:style-name="Fuente_20_de_20_párrafo_20_predeter."><text:span text:style-name="T1"><text:tab/><text:tab/><text:tab/>menor-ig: menorIg</text:span></text:span></text:p>
      <text:p text:style-name="Standard"><text:soft-page-break/><text:span text:style-name="Fuente_20_de_20_párrafo_20_predeter."><text:span text:style-name="T1"><text:tab/><text:tab/><text:tab/>mayor-ig: mayorIg</text:span></text:span></text:p>
      <text:p text:style-name="Standard"><text:span text:style-name="Fuente_20_de_20_párrafo_20_predeter."><text:span text:style-name="T1"><text:tab/><text:tab/><text:tab/>igual : igual</text:span></text:span></text:p>
      <text:p text:style-name="Standard"><text:span text:style-name="Fuente_20_de_20_párrafo_20_predeter."><text:span text:style-name="T1"><text:tab/><text:tab/><text:tab/>no-igual: no-igual</text:span></text:span></text:p>
      <text:p text:style-name="Standard"><text:span text:style-name="Fuente_20_de_20_párrafo_20_predeter."><text:span text:style-name="T1"><text:tab/>ExpresionFact.etq = ExpresionNiv1.etq + 1</text:span></text:span><text:bookmark-end text:name="__DdeLink__28922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 -&gt; λ</text:span></text:span></text:p>
      <text:p text:style-name="Standard"><text:bookmark-start text:name="__DdeLink__28925_213522392"/><text:bookmark-start text:name="__DdeLink__28924_213522392"/><text:span text:style-name="Fuente_20_de_20_párrafo_20_predeter."><text:span text:style-name="T1"><text:tab/>ExpresionFact.cod = ExpresionFact.codh</text:span></text:span></text:p>
      <text:p text:style-name="Standard"><text:span text:style-name="Fuente_20_de_20_párrafo_20_predeter."><text:span text:style-name="T1"><text:tab/>ExpresionFact.modo = ExpresionFact.modoh</text:span></text:span></text:p>
      <text:p text:style-name="Standard"><text:span text:style-name="Fuente_20_de_20_párrafo_20_predeter."><text:span text:style-name="T22"><text:tab/>ExpresionFact.tipo = ExpresionFact.tipoh → QUITARLO</text:span></text:span></text:p>
      <text:p text:style-name="Standard"><text:span text:style-name="Fuente_20_de_20_párrafo_20_predeter."><text:span text:style-name="T1"><text:tab/>ExpresionFact.etq = ExpresionFact.etqh</text:span></text:span><text:bookmark-end text:name="__DdeLink__28925_213522392"/><text:bookmark-end text:name="__DdeLink__2892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 -&gt; ExpresionNiv2 ExpresionNiv1Rec</text:span></text:span></text:p>
      <text:p text:style-name="Standard"><text:bookmark-start text:name="__DdeLink__28945_213522392"/><text:span text:style-name="Fuente_20_de_20_párrafo_20_predeter."><text:span text:style-name="T1"><text:tab/>ExpresionNiv2.etqh = ExpresionNiv1.etqh</text:span></text:span></text:p>
      <text:p text:style-name="Standard"><text:span text:style-name="Fuente_20_de_20_párrafo_20_predeter."><text:span text:style-name="T1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1"><text:tab/>ExpresionNiv1Rec.etqh = ExpresionNiv2.etq</text:span></text:span></text:p>
      <text:p text:style-name="Standard"><text:span text:style-name="Fuente_20_de_20_párrafo_20_predeter."><text:span text:style-name="T1"><text:tab/>ExpresionNiv1Rec.modoh = ExpresionNiv2.modo</text:span></text:span></text:p>
      <text:p text:style-name="Standard"><text:span text:style-name="Fuente_20_de_20_párrafo_20_predeter."><text:span text:style-name="T1"><text:s/><text:tab/>ExpresionNiv1Rec.codh = ExpresionNiv2.cod</text:span></text:span></text:p>
      <text:p text:style-name="Standard"><text:span text:style-name="Fuente_20_de_20_párrafo_20_predeter."><text:span text:style-name="T22"><text:tab/>ExpresionNiv1Rec.tipoh = ExpresionNiv2.tipo</text:span></text:span><text:span text:style-name="Fuente_20_de_20_párrafo_20_predeter."><text:span text:style-name="T1"> </text:span></text:span><text:span text:style-name="Fuente_20_de_20_párrafo_20_predeter."><text:span text:style-name="T22">→ QUITARL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cod = ExpresionNiv1Rec.cod</text:span></text:span></text:p>
      <text:p text:style-name="Standard"><text:span text:style-name="Fuente_20_de_20_párrafo_20_predeter."><text:span text:style-name="T1"><text:tab/>ExpresionNiv1.etq = ExpresionNiv1Rec.etq</text:span></text:span></text:p>
      <text:p text:style-name="Standard"><text:span text:style-name="Fuente_20_de_20_párrafo_20_predeter."><text:span text:style-name="T1"><text:tab/>ExpresionNiv1.modo = ExpresionNiv1Rec.modo</text:span></text:span><text:bookmark-end text:name="__DdeLink__28945_213522392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ExpresionNiv1Rec -&gt; OpNiv1 ExpresionNiv2 ExpresionNiv1Rec</text:span></text:span></text:p>
      <text:p text:style-name="Standard"><text:bookmark-start text:name="__DdeLink__28953_213522392"/><text:span text:style-name="Fuente_20_de_20_párrafo_20_predeter."><text:span text:style-name="T1"><text:tab/>ExpresionNiv2.parh = false</text:span></text:span></text:p>
      <text:p text:style-name="Standard"><text:span text:style-name="Fuente_20_de_20_párrafo_20_predeter."><text:span text:style-name="T1"><text:tab/>ExpresionNiv1Rec1.modoh = val<text:tab/></text:span></text:span></text:p>
      <text:p text:style-name="Standard"><text:span text:style-name="Fuente_20_de_20_párrafo_20_predeter."><text:span text:style-name="T22"><text:tab/>ExpresionNiv1Rec1.tipoh = ExpresionNiv2.tipo</text:span></text:span><text:span text:style-name="Fuente_20_de_20_párrafo_20_predeter."><text:span text:style-name="T1"> </text:span></text:span><text:span text:style-name="Fuente_20_de_20_párrafo_20_predeter."><text:span text:style-name="T22">→ QUITARLO</text:span></text:span></text:p>
      <text:p text:style-name="Standard"><text:span text:style-name="Fuente_20_de_20_párrafo_20_predeter."><text:span text:style-name="T1"><text:tab/>if (opNiv1.op == or):</text:span></text:span></text:p>
      <text:p text:style-name="Standard"><text:span text:style-name="Fuente_20_de_20_párrafo_20_predeter."><text:span text:style-name="T1"><text:tab/><text:tab/>ExpresionNiv2.etqh = ExpresionNiv1Rec0.etqh + 3</text:span></text:span></text:p>
      <text:p text:style-name="Standard"><text:span text:style-name="Fuente_20_de_20_párrafo_20_predeter."><text:span text:style-name="T1"><text:tab/><text:tab/>ExpresionNiv1Rec1.codh =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dup ||</text:span></text:span></text:p>
      <text:p text:style-name="Standard"><text:span text:style-name="Fuente_20_de_20_párrafo_20_predeter."><text:span text:style-name="T1"><text:tab/><text:tab/><text:tab/>ir-v (ExpresionNiv2.etq) ||</text:span></text:span></text:p>
      <text:p text:style-name="Standard"><text:span text:style-name="Fuente_20_de_20_párrafo_20_predeter."><text:span text:style-name="T1"><text:tab/><text:tab/><text:tab/>desapila ||</text:span></text:span></text:p>
      <text:p text:style-name="Standard"><text:span text:style-name="Fuente_20_de_20_párrafo_20_predeter."><text:span text:style-name="T1"><text:tab/><text:tab/><text:tab/>ExpresionNiv2.cod</text:span></text:span></text:p>
      <text:p text:style-name="Standard"><text:span text:style-name="Fuente_20_de_20_párrafo_20_predeter."><text:span text:style-name="T1"><text:tab/><text:tab/>ExpresionNiv1Rec1.etqh = ExpresionNiv2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.etqh = ExpresionNiv1Rec0.etqh</text:span></text:span></text:p>
      <text:p text:style-name="Standard"><text:span text:style-name="Fuente_20_de_20_párrafo_20_predeter."><text:span text:style-name="T1"><text:tab/><text:tab/>ExpresionNiv1Rec1.etqh = ExpresionNiv2.etq + 1</text:span></text:span></text:p>
      <text:p text:style-name="Standard"><text:span text:style-name="Fuente_20_de_20_párrafo_20_predeter."><text:span text:style-name="T1"><text:tab/><text:tab/>ExpresionNiv1Rec1.codh = 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ExpresionNiv2.cod ||</text:span></text:span></text:p>
      <text:p text:style-name="Standard"><text:span text:style-name="Fuente_20_de_20_párrafo_20_predeter."><text:span text:style-name="T1"><text:tab/><text:tab/><text:tab/>case (OpNiv1.op)</text:span></text:span></text:p>
      <text:p text:style-name="Standard"><text:span text:style-name="Fuente_20_de_20_párrafo_20_predeter."><text:span text:style-name="T1"><text:tab/><text:tab/><text:tab/><text:tab/>suma: sumar</text:span></text:span></text:p>
      <text:p text:style-name="Standard"><text:span text:style-name="Fuente_20_de_20_párrafo_20_predeter."><text:span text:style-name="T1"><text:tab/><text:tab/><text:tab/><text:tab/>resta: restar</text:span></text:span></text:p>
      <text:p text:style-name="Standard"><text:span text:style-name="Fuente_20_de_20_párrafo_20_predeter."><text:span text:style-name="T1"><text:tab/><text:tab/></text:span></text:span></text:p>
      <text:p text:style-name="Standard"><text:span text:style-name="Fuente_20_de_20_párrafo_20_predeter."><text:span text:style-name="T1"><text:tab/>ExpresionNiv1Rec0.etq = ExpresionNiv1Rec1.etq</text:span></text:span></text:p>
      <text:p text:style-name="Standard"><text:span text:style-name="Fuente_20_de_20_párrafo_20_predeter."><text:span text:style-name="T1"><text:tab/>ExpresionNiv1Rec0.cod = ExpresionNiv1Rec1.cod</text:span></text:span></text:p>
      <text:p text:style-name="Standard"><text:span text:style-name="Fuente_20_de_20_párrafo_20_predeter."><text:span text:style-name="T1"><text:tab/>ExpresionNiv1Rec0.modo = ExpresionNiv1Rec1.modo</text:span></text:span><text:bookmark-end text:name="__DdeLink__28953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Rec -&gt; <text:s/>λ</text:span></text:span></text:p>
      <text:p text:style-name="Standard"><text:bookmark-start text:name="__DdeLink__28961_213522392"/><text:bookmark-start text:name="__DdeLink__28960_213522392"/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text:bookmark-end text:name="__DdeLink__28961_213522392"/><text:bookmark-end text:name="__DdeLink__28960_213522392"/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 -&gt; ExpresionNiv3 ExpresionNiv2Rec</text:span></text:span></text:p>
      <text:p text:style-name="Standard"><text:bookmark-start text:name="__DdeLink__28974_213522392"/><text:span text:style-name="Fuente_20_de_20_párrafo_20_predeter."><text:span text:style-name="T1"><text:tab/>ExpresionNiv3.etqh = ExpresionNiv2.etqh</text:span></text:span></text:p>
      <text:p text:style-name="Standard"><text:span text:style-name="Fuente_20_de_20_párrafo_20_predeter."><text:span text:style-name="T1"><text:tab/>ExpresionNiv3.parh = ExpresionNiv2.parh</text:span></text:span></text:p>
      <text:p text:style-name="Standard"><text:span text:style-name="Fuente_20_de_20_párrafo_20_predeter."><text:span text:style-name="T1"><text:tab/>ExpresionNiv2Rec.etqh = ExpresionNiv3.etq</text:span></text:span></text:p>
      <text:p text:style-name="Standard"><text:soft-page-break/><text:span text:style-name="Fuente_20_de_20_párrafo_20_predeter."><text:span text:style-name="T1"><text:tab/>ExpresionNiv2Rec.codh = ExpresionNiv3.cod</text:span></text:span></text:p>
      <text:p text:style-name="Standard"><text:span text:style-name="Fuente_20_de_20_párrafo_20_predeter."><text:span text:style-name="T22"><text:tab/>ExpresionNiv2Rec.tipoh = ExpresionNiv3.tipo → QUITARLO</text:span></text:span></text:p>
      <text:p text:style-name="Standard"><text:span text:style-name="Fuente_20_de_20_párrafo_20_predeter."><text:span text:style-name="T1"><text:tab/>ExpresionNiv2Rec.modoh = ExpresionNiv3.modo</text:span></text:span></text:p>
      <text:p text:style-name="Standard"><text:span text:style-name="Fuente_20_de_20_párrafo_20_predeter."><text:span text:style-name="T1"><text:tab/>ExpresionNiv2.cod = ExpresionNiv2Rec.cod</text:span></text:span></text:p>
      <text:p text:style-name="Standard"><text:span text:style-name="Fuente_20_de_20_párrafo_20_predeter."><text:span text:style-name="T1"><text:tab/>ExpresionNiv2.modo = ExpresionNiv2Rec.modo</text:span></text:span></text:p>
      <text:p text:style-name="Standard"><text:span text:style-name="Fuente_20_de_20_párrafo_20_predeter."><text:span text:style-name="T1"><text:tab/>ExpresionNiv2.etq = ExpresionNiv2Rec.etq</text:span></text:span><text:bookmark-end text:name="__DdeLink__2897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OpNiv2 ExpresionNiv3 ExpresionNiv2Rec</text:span></text:span></text:p>
      <text:p text:style-name="Standard"><text:bookmark-start text:name="__DdeLink__28981_213522392"/><text:span text:style-name="Fuente_20_de_20_párrafo_20_predeter."><text:span text:style-name="T1"><text:tab/>ExpresionNiv2Rec1.modoh= val</text:span></text:span></text:p>
      <text:p text:style-name="Standard"><text:span text:style-name="Fuente_20_de_20_párrafo_20_predeter."><text:span text:style-name="T1"><text:tab/>if (OpNiv2.op == and)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ir-f(ExpresionNiv3.etq + 1)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ir-a(ExpresionNiv3.etq + 2) ||</text:span></text:span></text:p>
      <text:p text:style-name="Standard"><text:span text:style-name="Fuente_20_de_20_párrafo_20_predeter."><text:span text:style-name="T1"><text:tab/><text:tab/><text:tab/>apila(0)</text:span></text:span></text:p>
      <text:p text:style-name="Standard"><text:span text:style-name="Fuente_20_de_20_párrafo_20_predeter."><text:span text:style-name="T1"><text:tab/><text:tab/>ExpresionNiv3.etqh = ExpresionNiv2Rec0.etqh + 1</text:span></text:span></text:p>
      <text:p text:style-name="Standard"><text:span text:style-name="Fuente_20_de_20_párrafo_20_predeter."><text:span text:style-name="T1"><text:tab/><text:tab/>ExpresionNiv2Rec1.etqh = ExpresionNiv3.etq + 2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case (OpNiv2.op)</text:span></text:span></text:p>
      <text:p text:style-name="Standard"><text:span text:style-name="Fuente_20_de_20_párrafo_20_predeter."><text:span text:style-name="T1"><text:tab/><text:tab/><text:tab/><text:tab/>Multiplica: mul</text:span></text:span></text:p>
      <text:p text:style-name="Standard"><text:span text:style-name="Fuente_20_de_20_párrafo_20_predeter."><text:span text:style-name="T1"><text:tab/><text:tab/><text:tab/><text:tab/>Divide: div</text:span></text:span></text:p>
      <text:p text:style-name="Standard"><text:span text:style-name="Fuente_20_de_20_párrafo_20_predeter."><text:span text:style-name="T1"><text:tab/><text:tab/><text:tab/><text:tab/>Modulo: Mod</text:span></text:span></text:p>
      <text:p text:style-name="Standard"><text:span text:style-name="Fuente_20_de_20_párrafo_20_predeter."><text:span text:style-name="T1"><text:tab/><text:tab/>ExpresionNiv3.etqh = ExpresionNiv2Rec0.etqh</text:span></text:span></text:p>
      <text:p text:style-name="Standard"><text:span text:style-name="Fuente_20_de_20_párrafo_20_predeter."><text:span text:style-name="T1"><text:tab/><text:tab/>ExpresionNiv3Rec1.etqh = ExpresionNiv3.etq + 1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2Rec0.cod = ExpresionNiv2Rec1.cod</text:span></text:span></text:p>
      <text:p text:style-name="Standard"><text:span text:style-name="Fuente_20_de_20_párrafo_20_predeter."><text:span text:style-name="T1"><text:tab/>ExpresionNiv2Rec0.modo = ExpresionNiv2Rec1.modo</text:span></text:span></text:p>
      <text:p text:style-name="Standard"><text:span text:style-name="Fuente_20_de_20_párrafo_20_predeter."><text:span text:style-name="T1"><text:tab/>ExpresionNiv2Rec0.etq = ExpresionNiv2Rec1.etq</text:span></text:span><text:bookmark-end text:name="__DdeLink__28981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λ</text:span></text:span></text:p>
      <text:p text:style-name="Standard"><text:bookmark-start text:name="__DdeLink__28987_213522392"/><text:span text:style-name="Fuente_20_de_20_párrafo_20_predeter."><text:span text:style-name="T1"><text:tab/>ExpresionNiv2Rec.modo = ExpresionNiv2Rec.modoh</text:span></text:span></text:p>
      <text:p text:style-name="Standard"><text:span text:style-name="Fuente_20_de_20_párrafo_20_predeter."><text:span text:style-name="T1"><text:tab/>ExpresionNiv2Rec.cod = ExpresionNiv2Rec.codh</text:span></text:span></text:p>
      <text:p text:style-name="Standard"><text:span text:style-name="Fuente_20_de_20_párrafo_20_predeter."><text:span text:style-name="T1"><text:tab/>ExpresionNiv2Rec.etq = ExpresionNiv2Rec.etqh</text:span></text:span><text:bookmark-end text:name="__DdeLink__28987_213522392"/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 -&gt; ExpresionNiv4 ExpresionNiv3Fact</text:span></text:span></text:p>
      <text:p text:style-name="Standard"><text:bookmark-start text:name="__DdeLink__28995_213522392"/><text:span text:style-name="Fuente_20_de_20_párrafo_20_predeter."><text:span text:style-name="T1"><text:tab/>ExpresionNiv4.etqh = ExpresionNiv3.etqh</text:span></text:span></text:p>
      <text:p text:style-name="Standard"><text:span text:style-name="Fuente_20_de_20_párrafo_20_predeter."><text:span text:style-name="T1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1"><text:tab/>ExpresionNiv3Fact.codh = ExpresionNiv4.cod</text:span></text:span></text:p>
      <text:p text:style-name="Standard"><text:span text:style-name="Fuente_20_de_20_párrafo_20_predeter."><text:span text:style-name="T1"><text:tab/>Expresionniv3Fact.etqh = ExpresionNiv4.etq</text:span></text:span></text:p>
      <text:p text:style-name="Standard"><text:span text:style-name="Fuente_20_de_20_párrafo_20_predeter."><text:span text:style-name="T1"><text:tab/>ExpresionNiv3Fact.modoh = ExpresionNiv4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3.etq = ExpresionNiv3Fact.etq</text:span></text:span></text:p>
      <text:p text:style-name="Standard"><text:span text:style-name="Fuente_20_de_20_párrafo_20_predeter."><text:span text:style-name="T1"><text:tab/>ExpresionNiv3.cod = ExpresionNiv3Fact.cod</text:span></text:span><text:bookmark-end text:name="__DdeLink__2899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Fact -&gt; OpNiv3 ExpresionNiv3</text:span></text:span></text:p>
      <text:p text:style-name="Standard"><text:bookmark-start text:name="__DdeLink__28998_213522392"/><text:span text:style-name="Fuente_20_de_20_párrafo_20_predeter."><text:span text:style-name="T1"><text:tab/>ExpresionNiv3.etqh = ExpresionNiv3Fact.etqh</text:span></text:span></text:p>
      <text:p text:style-name="Standard"><text:span text:style-name="Fuente_20_de_20_párrafo_20_predeter."><text:span text:style-name="T1"><text:tab/>ExpresionNiv3.parh = false</text:span></text:span></text:p>
      <text:p text:style-name="Standard"><text:span text:style-name="Fuente_20_de_20_párrafo_20_predeter."><text:span text:style-name="T1"><text:tab/>ExpresionNiv3Fact.cod =</text:span></text:span></text:p>
      <text:p text:style-name="Standard"><text:span text:style-name="Fuente_20_de_20_párrafo_20_predeter."><text:span text:style-name="T1"><text:tab/><text:tab/>case (OpNiv3.op)</text:span></text:span></text:p>
      <text:p text:style-name="Standard"><text:span text:style-name="Fuente_20_de_20_párrafo_20_predeter."><text:span text:style-name="T1"><text:tab/><text:tab/><text:tab/>shl: ExpresionNiv3Fact.codh || ExpresionNiv3.cod || shl</text:span></text:span></text:p>
      <text:p text:style-name="Standard"><text:span text:style-name="Fuente_20_de_20_párrafo_20_predeter."><text:span text:style-name="T1"><text:tab/><text:tab/><text:tab/>shr: ExpresionNiv3Fact.codh || ExpresionNiv3.cod || shr</text:span></text:span></text:p>
      <text:p text:style-name="Standard"><text:span text:style-name="Fuente_20_de_20_párrafo_20_predeter."><text:span text:style-name="T1"><text:tab/>ExpresionNiv3Fact.modo=val</text:span></text:span></text:p>
      <text:p text:style-name="Standard"><text:span text:style-name="Fuente_20_de_20_párrafo_20_predeter."><text:span text:style-name="T1"><text:tab/>ExpresionNiv3Fact.etq = ExpresionNiv3.etq + 1</text:span></text:span><text:bookmark-end text:name="__DdeLink__28998_213522392"/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3">ExpresionNiv3Fact -&gt; λ</text:span></text:span></text:p>
      <text:p text:style-name="Standard"><text:bookmark-start text:name="__DdeLink__29005_213522392"/><text:soft-page-break/><text:span text:style-name="Fuente_20_de_20_párrafo_20_predeter."><text:span text:style-name="T1"><text:tab/>ExpresionNiv3Fact.modo = ExpresionNiv3Fact.modoh</text:span></text:span></text:p>
      <text:p text:style-name="Standard"><text:span text:style-name="Fuente_20_de_20_párrafo_20_predeter."><text:span text:style-name="T1"><text:tab/>ExpresionNiv3Fact.cod = {}</text:span></text:span></text:p>
      <text:p text:style-name="Standard"><text:span text:style-name="Fuente_20_de_20_párrafo_20_predeter."><text:span text:style-name="T1"><text:tab/>ExpresionNiv3Fact.etq = ExpresionNiv3Fact.etqh</text:span></text:span><text:bookmark-end text:name="__DdeLink__2900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initial-creator>Hector </meta:initial-creator>
    <dc:creator>ruben </dc:creator>
    <meta:creation-date>2010-01-09T19:33:00Z</meta:creation-date>
    <dc:date>2010-05-16T11:09:55</dc:date>
    <meta:editing-cycles>65</meta:editing-cycles>
    <meta:editing-duration>PT30H49M40S</meta:editing-duration>
    <meta:document-statistic meta:table-count="0" meta:image-count="0" meta:object-count="0" meta:page-count="13" meta:paragraph-count="619" meta:word-count="2015" meta:character-count="235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